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GDP_5f_PCAP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style:rotation-align="none"/>
    </style:style>
    <style:style style:name="ce4" style:family="table-cell" style:parent-style-name="Default" style:data-style-name="N2">
      <style:table-cell-properties style:text-align-source="fix" style:repeat-content="false" style:rotation-align="none"/>
      <style:paragraph-properties fo:text-align="end" fo:margin-left="0in"/>
    </style:style>
    <style:style style:name="ce5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DP_PCAP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1990</text:p>
          </table:table-cell>
          <table:table-cell table:style-name="ce1" office:value-type="string" calcext:value-type="string">
            <text:p>1991</text:p>
          </table:table-cell>
          <table:table-cell table:style-name="ce1" office:value-type="string" calcext:value-type="string">
            <text:p>1992</text:p>
          </table:table-cell>
          <table:table-cell table:style-name="ce1" office:value-type="string" calcext:value-type="string">
            <text:p>1993</text:p>
          </table:table-cell>
          <table:table-cell table:style-name="ce1" office:value-type="string" calcext:value-type="string">
            <text:p>1994</text:p>
          </table:table-cell>
          <table:table-cell table:style-name="ce1" office:value-type="string" calcext:value-type="string">
            <text:p>1995</text:p>
          </table:table-cell>
          <table:table-cell table:style-name="ce1" office:value-type="string" calcext:value-type="string">
            <text:p>1996</text:p>
          </table:table-cell>
          <table:table-cell table:style-name="ce1" office:value-type="string" calcext:value-type="string">
            <text:p>1997</text:p>
          </table:table-cell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1</text:p>
          </table:table-cell>
          <table:table-cell table:style-name="ce1" office:value-type="string" calcext:value-type="string">
            <text:p>2002</text:p>
          </table:table-cell>
          <table:table-cell table:style-name="ce1" office:value-type="string" calcext:value-type="string">
            <text:p>2003</text:p>
          </table:table-cell>
          <table:table-cell table:style-name="ce1" office:value-type="string" calcext:value-type="string">
            <text:p>2004</text:p>
          </table:table-cell>
          <table:table-cell table:style-name="ce1" office:value-type="string" calcext:value-type="string">
            <text:p>2005</text:p>
          </table:table-cell>
          <table:table-cell table:style-name="ce1" office:value-type="string" calcext:value-type="string">
            <text:p>2006</text:p>
          </table:table-cell>
          <table:table-cell table:style-name="ce1" office:value-type="string" calcext:value-type="string">
            <text:p>2007</text:p>
          </table:table-cell>
          <table:table-cell table:style-name="ce1" office:value-type="string" calcext:value-type="string">
            <text:p>2008</text:p>
          </table:table-cell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2013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2015</text:p>
          </table:table-cell>
          <table:table-cell table:style-name="ce1" office:value-type="string" calcext:value-type="string">
            <text:p>2016</text:p>
          </table:table-cell>
          <table:table-cell table:style-name="ce1" office:value-type="string" calcext:value-type="string">
            <text:p>2017</text:p>
          </table:table-cell>
          <table:table-cell table:style-name="ce1" office:value-type="string" calcext:value-type="string">
            <text:p>2018</text:p>
          </table:table-cell>
          <table:table-cell table:style-name="ce1" office:value-type="string" calcext:value-type="string">
            <text:p>2019</text:p>
          </table:table-cell>
          <table:table-cell table:style-name="ce1" office:value-type="string" calcext:value-type="string">
            <text:p>2020</text:p>
          </table:table-cell>
          <table:table-cell table:style-name="ce1" office:value-type="string" calcext:value-type="string">
            <text:p>2021</text:p>
          </table:table-cell>
        </table:table-row>
        <table:table-row table:style-name="ro1">
          <table:table-cell table:style-name="ce1" office:value-type="string" calcext:value-type="string">
            <text:p>Australia</text:p>
          </table:table-cell>
          <table:table-cell table:style-name="ce3" office:value-type="float" office:value="17367.1105802089" calcext:value-type="float">
            <text:p>17367.11</text:p>
          </table:table-cell>
          <table:table-cell table:style-name="ce3" office:value-type="float" office:value="17822.4752810445" calcext:value-type="float">
            <text:p>17822.48</text:p>
          </table:table-cell>
          <table:table-cell table:style-name="ce3" office:value-type="float" office:value="18214.5978708352" calcext:value-type="float">
            <text:p>18214.60</text:p>
          </table:table-cell>
          <table:table-cell table:style-name="ce3" office:value-type="float" office:value="19159.5215902231" calcext:value-type="float">
            <text:p>19159.52</text:p>
          </table:table-cell>
          <table:table-cell table:style-name="ce3" office:value-type="float" office:value="20094.0541110681" calcext:value-type="float">
            <text:p>20094.05</text:p>
          </table:table-cell>
          <table:table-cell table:style-name="ce3" office:value-type="float" office:value="20923.5552047671" calcext:value-type="float">
            <text:p>20923.56</text:p>
          </table:table-cell>
          <table:table-cell table:style-name="ce3" office:value-type="float" office:value="22008.9115920568" calcext:value-type="float">
            <text:p>22008.91</text:p>
          </table:table-cell>
          <table:table-cell table:style-name="ce3" office:value-type="float" office:value="22972.4878585107" calcext:value-type="float">
            <text:p>22972.49</text:p>
          </table:table-cell>
          <table:table-cell table:style-name="ce3" office:value-type="float" office:value="24210.6362668513" calcext:value-type="float">
            <text:p>24210.64</text:p>
          </table:table-cell>
          <table:table-cell table:style-name="ce3" office:value-type="float" office:value="25296.2635489631" calcext:value-type="float">
            <text:p>25296.26</text:p>
          </table:table-cell>
          <table:table-cell table:style-name="ce3" office:value-type="float" office:value="26343.0767025713" calcext:value-type="float">
            <text:p>26343.08</text:p>
          </table:table-cell>
          <table:table-cell table:style-name="ce3" office:value-type="float" office:value="27439.8277870076" calcext:value-type="float">
            <text:p>27439.83</text:p>
          </table:table-cell>
          <table:table-cell table:style-name="ce3" office:value-type="float" office:value="28768.7286317056" calcext:value-type="float">
            <text:p>28768.73</text:p>
          </table:table-cell>
          <table:table-cell table:style-name="ce3" office:value-type="float" office:value="29807.4095606" calcext:value-type="float">
            <text:p>29807.41</text:p>
          </table:table-cell>
          <table:table-cell table:style-name="ce3" office:value-type="float" office:value="31407.4614546007" calcext:value-type="float">
            <text:p>31407.46</text:p>
          </table:table-cell>
          <table:table-cell table:style-name="ce3" office:value-type="float" office:value="32653.4016208815" calcext:value-type="float">
            <text:p>32653.40</text:p>
          </table:table-cell>
          <table:table-cell table:style-name="ce3" office:value-type="float" office:value="34369.6193939212" calcext:value-type="float">
            <text:p>34369.62</text:p>
          </table:table-cell>
          <table:table-cell table:style-name="ce3" office:value-type="float" office:value="36599.8507307471" calcext:value-type="float">
            <text:p>36599.85</text:p>
          </table:table-cell>
          <table:table-cell table:style-name="ce3" office:value-type="float" office:value="37499.5251319174" calcext:value-type="float">
            <text:p>37499.53</text:p>
          </table:table-cell>
          <table:table-cell table:style-name="ce3" office:value-type="float" office:value="40281.799672065" calcext:value-type="float">
            <text:p>40281.80</text:p>
          </table:table-cell>
          <table:table-cell table:style-name="ce3" office:value-type="float" office:value="39336.6634845318" calcext:value-type="float">
            <text:p>39336.66</text:p>
          </table:table-cell>
          <table:table-cell table:style-name="ce3" office:value-type="float" office:value="42003.1580559752" calcext:value-type="float">
            <text:p>42003.16</text:p>
          </table:table-cell>
          <table:table-cell table:style-name="ce3" office:value-type="float" office:value="42836.6718635909" calcext:value-type="float">
            <text:p>42836.67</text:p>
          </table:table-cell>
          <table:table-cell table:style-name="ce3" office:value-type="float" office:value="45906.4400399472" calcext:value-type="float">
            <text:p>45906.44</text:p>
          </table:table-cell>
          <table:table-cell table:style-name="ce3" office:value-type="float" office:value="46880.8951800484" calcext:value-type="float">
            <text:p>46880.90</text:p>
          </table:table-cell>
          <table:table-cell table:style-name="ce3" office:value-type="float" office:value="46248.6164566389" calcext:value-type="float">
            <text:p>46248.62</text:p>
          </table:table-cell>
          <table:table-cell table:style-name="ce3" office:value-type="float" office:value="47255.3070085957" calcext:value-type="float">
            <text:p>47255.31</text:p>
          </table:table-cell>
          <table:table-cell table:style-name="ce3" office:value-type="float" office:value="48398.5497014956" calcext:value-type="float">
            <text:p>48398.55</text:p>
          </table:table-cell>
          <table:table-cell table:style-name="ce3" office:value-type="float" office:value="50169.1872936523" calcext:value-type="float">
            <text:p>50169.19</text:p>
          </table:table-cell>
          <table:table-cell table:style-name="ce3" office:value-type="float" office:value="51748.3977215322" calcext:value-type="float">
            <text:p>51748.40</text:p>
          </table:table-cell>
          <table:table-cell table:style-name="ce3" office:value-type="float" office:value="53316.8854335814" calcext:value-type="float">
            <text:p>53316.89</text:p>
          </table:table-cell>
          <table:table-cell table:style-name="ce3" office:value-type="float" office:value="55807.4440245279" calcext:value-type="float">
            <text:p>55807.44</text:p>
          </table:table-cell>
        </table:table-row>
        <table:table-row table:style-name="ro1">
          <table:table-cell table:style-name="ce1" office:value-type="string" calcext:value-type="string">
            <text:p>Austria</text:p>
          </table:table-cell>
          <table:table-cell table:style-name="ce3" office:value-type="float" office:value="19461.9969383816" calcext:value-type="float">
            <text:p>19462.00</text:p>
          </table:table-cell>
          <table:table-cell table:style-name="ce3" office:value-type="float" office:value="20605.8535653617" calcext:value-type="float">
            <text:p>20605.85</text:p>
          </table:table-cell>
          <table:table-cell table:style-name="ce3" office:value-type="float" office:value="21281.1547117021" calcext:value-type="float">
            <text:p>21281.15</text:p>
          </table:table-cell>
          <table:table-cell table:style-name="ce3" office:value-type="float" office:value="21720.5110664013" calcext:value-type="float">
            <text:p>21720.51</text:p>
          </table:table-cell>
          <table:table-cell table:style-name="ce3" office:value-type="float" office:value="22629.9709565858" calcext:value-type="float">
            <text:p>22629.97</text:p>
          </table:table-cell>
          <table:table-cell table:style-name="ce3" office:value-type="float" office:value="23684.6200543557" calcext:value-type="float">
            <text:p>23684.62</text:p>
          </table:table-cell>
          <table:table-cell table:style-name="ce3" office:value-type="float" office:value="24553.8401338753" calcext:value-type="float">
            <text:p>24553.84</text:p>
          </table:table-cell>
          <table:table-cell table:style-name="ce3" office:value-type="float" office:value="25426.7174051837" calcext:value-type="float">
            <text:p>25426.72</text:p>
          </table:table-cell>
          <table:table-cell table:style-name="ce3" office:value-type="float" office:value="26675.0431579236" calcext:value-type="float">
            <text:p>26675.04</text:p>
          </table:table-cell>
          <table:table-cell table:style-name="ce3" office:value-type="float" office:value="27606.4830303088" calcext:value-type="float">
            <text:p>27606.48</text:p>
          </table:table-cell>
          <table:table-cell table:style-name="ce3" office:value-type="float" office:value="29376.0197364753" calcext:value-type="float">
            <text:p>29376.02</text:p>
          </table:table-cell>
          <table:table-cell table:style-name="ce3" office:value-type="float" office:value="29702.7975286074" calcext:value-type="float">
            <text:p>29702.80</text:p>
          </table:table-cell>
          <table:table-cell table:style-name="ce3" office:value-type="float" office:value="31178.6933297272" calcext:value-type="float">
            <text:p>31178.69</text:p>
          </table:table-cell>
          <table:table-cell table:style-name="ce3" office:value-type="float" office:value="32144.2418052358" calcext:value-type="float">
            <text:p>32144.24</text:p>
          </table:table-cell>
          <table:table-cell table:style-name="ce3" office:value-type="float" office:value="33773.825776679" calcext:value-type="float">
            <text:p>33773.83</text:p>
          </table:table-cell>
          <table:table-cell table:style-name="ce3" office:value-type="float" office:value="35013.7140443423" calcext:value-type="float">
            <text:p>35013.71</text:p>
          </table:table-cell>
          <table:table-cell table:style-name="ce3" office:value-type="float" office:value="37662.1851663577" calcext:value-type="float">
            <text:p>37662.19</text:p>
          </table:table-cell>
          <table:table-cell table:style-name="ce3" office:value-type="float" office:value="39430.6091682131" calcext:value-type="float">
            <text:p>39430.61</text:p>
          </table:table-cell>
          <table:table-cell table:style-name="ce3" office:value-type="float" office:value="41316.225176699" calcext:value-type="float">
            <text:p>41316.23</text:p>
          </table:table-cell>
          <table:table-cell table:style-name="ce3" office:value-type="float" office:value="40918.1321224314" calcext:value-type="float">
            <text:p>40918.13</text:p>
          </table:table-cell>
          <table:table-cell table:style-name="ce3" office:value-type="float" office:value="42009.4385277438" calcext:value-type="float">
            <text:p>42009.44</text:p>
          </table:table-cell>
          <table:table-cell table:style-name="ce3" office:value-type="float" office:value="44452.7327457999" calcext:value-type="float">
            <text:p>44452.73</text:p>
          </table:table-cell>
          <table:table-cell table:style-name="ce3" office:value-type="float" office:value="46457.3457770311" calcext:value-type="float">
            <text:p>46457.35</text:p>
          </table:table-cell>
          <table:table-cell table:style-name="ce3" office:value-type="float" office:value="47922.0491207455" calcext:value-type="float">
            <text:p>47922.05</text:p>
          </table:table-cell>
          <table:table-cell table:style-name="ce3" office:value-type="float" office:value="48799.7154676985" calcext:value-type="float">
            <text:p>48799.72</text:p>
          </table:table-cell>
          <table:table-cell table:style-name="ce3" office:value-type="float" office:value="49865.9039424185" calcext:value-type="float">
            <text:p>49865.90</text:p>
          </table:table-cell>
          <table:table-cell table:style-name="ce3" office:value-type="float" office:value="52684.0171130768" calcext:value-type="float">
            <text:p>52684.02</text:p>
          </table:table-cell>
          <table:table-cell table:style-name="ce3" office:value-type="float" office:value="54172.9867888254" calcext:value-type="float">
            <text:p>54172.99</text:p>
          </table:table-cell>
          <table:table-cell table:style-name="ce3" office:value-type="float" office:value="56960.0914258929" calcext:value-type="float">
            <text:p>56960.09</text:p>
          </table:table-cell>
          <table:table-cell table:style-name="ce3" office:value-type="float" office:value="58076.348801448" calcext:value-type="float">
            <text:p>58076.35</text:p>
          </table:table-cell>
          <table:table-cell table:style-name="ce3" office:value-type="float" office:value="55685.9702933361" calcext:value-type="float">
            <text:p>55685.97</text:p>
          </table:table-cell>
          <table:table-cell table:style-name="ce3" office:value-type="float" office:value="58427.4956899577" calcext:value-type="float">
            <text:p>58427.50</text:p>
          </table:table-cell>
        </table:table-row>
        <table:table-row table:style-name="ro1">
          <table:table-cell table:style-name="ce1" office:value-type="string" calcext:value-type="string">
            <text:p>Canada</text:p>
          </table:table-cell>
          <table:table-cell table:style-name="ce3" table:number-columns-repeated="7"/>
          <table:table-cell table:style-name="ce3" office:value-type="float" office:value="25258.8605604948" calcext:value-type="float">
            <text:p>25258.86</text:p>
          </table:table-cell>
          <table:table-cell table:style-name="ce3" office:value-type="float" office:value="26319.6741635104" calcext:value-type="float">
            <text:p>26319.67</text:p>
          </table:table-cell>
          <table:table-cell table:style-name="ce3" office:value-type="float" office:value="27841.3533496575" calcext:value-type="float">
            <text:p>27841.35</text:p>
          </table:table-cell>
          <table:table-cell table:style-name="ce3" office:value-type="float" office:value="29362.0841609786" calcext:value-type="float">
            <text:p>29362.08</text:p>
          </table:table-cell>
          <table:table-cell table:style-name="ce3" office:value-type="float" office:value="30230.8029655917" calcext:value-type="float">
            <text:p>30230.80</text:p>
          </table:table-cell>
          <table:table-cell table:style-name="ce3" office:value-type="float" office:value="30963.0530022941" calcext:value-type="float">
            <text:p>30963.05</text:p>
          </table:table-cell>
          <table:table-cell table:style-name="ce3" office:value-type="float" office:value="32349.9436608677" calcext:value-type="float">
            <text:p>32349.94</text:p>
          </table:table-cell>
          <table:table-cell table:style-name="ce3" office:value-type="float" office:value="33925.7067319515" calcext:value-type="float">
            <text:p>33925.71</text:p>
          </table:table-cell>
          <table:table-cell table:style-name="ce3" office:value-type="float" office:value="36327.2286544972" calcext:value-type="float">
            <text:p>36327.23</text:p>
          </table:table-cell>
          <table:table-cell table:style-name="ce3" office:value-type="float" office:value="38119.4131958397" calcext:value-type="float">
            <text:p>38119.41</text:p>
          </table:table-cell>
          <table:table-cell table:style-name="ce3" office:value-type="float" office:value="39575.3097484091" calcext:value-type="float">
            <text:p>39575.31</text:p>
          </table:table-cell>
          <table:table-cell table:style-name="ce3" office:value-type="float" office:value="40376.3068799056" calcext:value-type="float">
            <text:p>40376.31</text:p>
          </table:table-cell>
          <table:table-cell table:style-name="ce3" office:value-type="float" office:value="38865.4134577266" calcext:value-type="float">
            <text:p>38865.41</text:p>
          </table:table-cell>
          <table:table-cell table:style-name="ce3" office:value-type="float" office:value="40099.4482394377" calcext:value-type="float">
            <text:p>40099.45</text:p>
          </table:table-cell>
          <table:table-cell table:style-name="ce3" office:value-type="float" office:value="41666.7076267956" calcext:value-type="float">
            <text:p>41666.71</text:p>
          </table:table-cell>
          <table:table-cell table:style-name="ce3" office:value-type="float" office:value="42290.9654102745" calcext:value-type="float">
            <text:p>42290.97</text:p>
          </table:table-cell>
          <table:table-cell table:style-name="ce3" office:value-type="float" office:value="44298.5787342765" calcext:value-type="float">
            <text:p>44298.58</text:p>
          </table:table-cell>
          <table:table-cell table:style-name="ce3" office:value-type="float" office:value="45753.7505547994" calcext:value-type="float">
            <text:p>45753.75</text:p>
          </table:table-cell>
          <table:table-cell table:style-name="ce3" office:value-type="float" office:value="44670.0805385838" calcext:value-type="float">
            <text:p>44670.08</text:p>
          </table:table-cell>
          <table:table-cell table:style-name="ce3" office:value-type="float" office:value="46472.3402486315" calcext:value-type="float">
            <text:p>46472.34</text:p>
          </table:table-cell>
          <table:table-cell table:style-name="ce3" office:value-type="float" office:value="48317.1745835151" calcext:value-type="float">
            <text:p>48317.17</text:p>
          </table:table-cell>
          <table:table-cell table:style-name="ce3" office:value-type="float" office:value="49992.7622757708" calcext:value-type="float">
            <text:p>49992.76</text:p>
          </table:table-cell>
          <table:table-cell table:style-name="ce3" office:value-type="float" office:value="49299.21177121" calcext:value-type="float">
            <text:p>49299.21</text:p>
          </table:table-cell>
          <table:table-cell table:style-name="ce3" office:value-type="float" office:value="46572.1374328364" calcext:value-type="float">
            <text:p>46572.14</text:p>
          </table:table-cell>
          <table:table-cell table:style-name="ce3" office:value-type="float" office:value="52085.0356853372" calcext:value-type="float">
            <text:p>52085.04</text:p>
          </table:table-cell>
        </table:table-row>
        <table:table-row table:style-name="ro1">
          <table:table-cell table:style-name="ce1" office:value-type="string" calcext:value-type="string">
            <text:p>Switzerland</text:p>
          </table:table-cell>
          <table:table-cell table:style-name="ce3" office:value-type="float" office:value="28470.3589447096" calcext:value-type="float">
            <text:p>28470.36</text:p>
          </table:table-cell>
          <table:table-cell table:style-name="ce3" office:value-type="float" office:value="28801.3748996261" calcext:value-type="float">
            <text:p>28801.37</text:p>
          </table:table-cell>
          <table:table-cell table:style-name="ce3" office:value-type="float" office:value="29121.9921289225" calcext:value-type="float">
            <text:p>29121.99</text:p>
          </table:table-cell>
          <table:table-cell table:style-name="ce3" office:value-type="float" office:value="29504.797071" calcext:value-type="float">
            <text:p>29504.80</text:p>
          </table:table-cell>
          <table:table-cell table:style-name="ce3" office:value-type="float" office:value="30275.1914696119" calcext:value-type="float">
            <text:p>30275.19</text:p>
          </table:table-cell>
          <table:table-cell table:style-name="ce3" office:value-type="float" office:value="30851.8004105071" calcext:value-type="float">
            <text:p>30851.80</text:p>
          </table:table-cell>
          <table:table-cell table:style-name="ce3" office:value-type="float" office:value="31534.0960736994" calcext:value-type="float">
            <text:p>31534.10</text:p>
          </table:table-cell>
          <table:table-cell table:style-name="ce3" office:value-type="float" office:value="32771.0593671899" calcext:value-type="float">
            <text:p>32771.06</text:p>
          </table:table-cell>
          <table:table-cell table:style-name="ce3" office:value-type="float" office:value="33905.1273776599" calcext:value-type="float">
            <text:p>33905.13</text:p>
          </table:table-cell>
          <table:table-cell table:style-name="ce3" office:value-type="float" office:value="34818.0760351278" calcext:value-type="float">
            <text:p>34818.08</text:p>
          </table:table-cell>
          <table:table-cell table:style-name="ce3" office:value-type="float" office:value="36772.6946184421" calcext:value-type="float">
            <text:p>36772.69</text:p>
          </table:table-cell>
          <table:table-cell table:style-name="ce3" office:value-type="float" office:value="37896.6969577575" calcext:value-type="float">
            <text:p>37896.70</text:p>
          </table:table-cell>
          <table:table-cell table:style-name="ce3" office:value-type="float" office:value="38814.3717381965" calcext:value-type="float">
            <text:p>38814.37</text:p>
          </table:table-cell>
          <table:table-cell table:style-name="ce3" office:value-type="float" office:value="38840.8818833536" calcext:value-type="float">
            <text:p>38840.88</text:p>
          </table:table-cell>
          <table:table-cell table:style-name="ce3" office:value-type="float" office:value="40336.4089557059" calcext:value-type="float">
            <text:p>40336.41</text:p>
          </table:table-cell>
          <table:table-cell table:style-name="ce3" office:value-type="float" office:value="41749.2164457237" calcext:value-type="float">
            <text:p>41749.22</text:p>
          </table:table-cell>
          <table:table-cell table:style-name="ce3" office:value-type="float" office:value="46502.9282746387" calcext:value-type="float">
            <text:p>46502.93</text:p>
          </table:table-cell>
          <table:table-cell table:style-name="ce3" office:value-type="float" office:value="51208.0988282218" calcext:value-type="float">
            <text:p>51208.10</text:p>
          </table:table-cell>
          <table:table-cell table:style-name="ce3" office:value-type="float" office:value="54096.8078629618" calcext:value-type="float">
            <text:p>54096.81</text:p>
          </table:table-cell>
          <table:table-cell table:style-name="ce3" office:value-type="float" office:value="53354.0046402285" calcext:value-type="float">
            <text:p>53354.00</text:p>
          </table:table-cell>
          <table:table-cell table:style-name="ce3" office:value-type="float" office:value="54858.4480758362" calcext:value-type="float">
            <text:p>54858.45</text:p>
          </table:table-cell>
          <table:table-cell table:style-name="ce3" office:value-type="float" office:value="57987.5020305492" calcext:value-type="float">
            <text:p>57987.50</text:p>
          </table:table-cell>
          <table:table-cell table:style-name="ce3" office:value-type="float" office:value="59933.5986829168" calcext:value-type="float">
            <text:p>59933.60</text:p>
          </table:table-cell>
          <table:table-cell table:style-name="ce3" office:value-type="float" office:value="62225.087267788" calcext:value-type="float">
            <text:p>62225.09</text:p>
          </table:table-cell>
          <table:table-cell table:style-name="ce3" office:value-type="float" office:value="64103.0104476336" calcext:value-type="float">
            <text:p>64103.01</text:p>
          </table:table-cell>
          <table:table-cell table:style-name="ce3" office:value-type="float" office:value="66020.2043398841" calcext:value-type="float">
            <text:p>66020.20</text:p>
          </table:table-cell>
          <table:table-cell table:style-name="ce3" office:value-type="float" office:value="68105.1549836834" calcext:value-type="float">
            <text:p>68105.15</text:p>
          </table:table-cell>
          <table:table-cell table:style-name="ce3" office:value-type="float" office:value="69103.570264696" calcext:value-type="float">
            <text:p>69103.57</text:p>
          </table:table-cell>
          <table:table-cell table:style-name="ce3" office:value-type="float" office:value="71660.2068398903" calcext:value-type="float">
            <text:p>71660.21</text:p>
          </table:table-cell>
          <table:table-cell table:style-name="ce3" office:value-type="float" office:value="72033.9294404588" calcext:value-type="float">
            <text:p>72033.93</text:p>
          </table:table-cell>
          <table:table-cell table:style-name="ce3" office:value-type="float" office:value="71745.2993952823" calcext:value-type="float">
            <text:p>71745.30</text:p>
          </table:table-cell>
          <table:table-cell table:style-name="ce3" office:value-type="float" office:value="77324.0881086006" calcext:value-type="float">
            <text:p>77324.09</text:p>
          </table:table-cell>
        </table:table-row>
        <table:table-row table:style-name="ro1">
          <table:table-cell table:style-name="ce1" office:value-type="string" calcext:value-type="string">
            <text:p>France</text:p>
          </table:table-cell>
          <table:table-cell table:style-name="ce3" office:value-type="float" office:value="17642.0721436384" calcext:value-type="float">
            <text:p>17642.07</text:p>
          </table:table-cell>
          <table:table-cell table:style-name="ce3" office:value-type="float" office:value="18328.0130842207" calcext:value-type="float">
            <text:p>18328.01</text:p>
          </table:table-cell>
          <table:table-cell table:style-name="ce3" office:value-type="float" office:value="18951.0435510904" calcext:value-type="float">
            <text:p>18951.04</text:p>
          </table:table-cell>
          <table:table-cell table:style-name="ce3" office:value-type="float" office:value="19194.9356144175" calcext:value-type="float">
            <text:p>19194.94</text:p>
          </table:table-cell>
          <table:table-cell table:style-name="ce3" office:value-type="float" office:value="19992.615817434" calcext:value-type="float">
            <text:p>19992.62</text:p>
          </table:table-cell>
          <table:table-cell table:style-name="ce3" office:value-type="float" office:value="20766.7016373766" calcext:value-type="float">
            <text:p>20766.70</text:p>
          </table:table-cell>
          <table:table-cell table:style-name="ce3" office:value-type="float" office:value="21352.8819915166" calcext:value-type="float">
            <text:p>21352.88</text:p>
          </table:table-cell>
          <table:table-cell table:style-name="ce3" office:value-type="float" office:value="22243.734348473" calcext:value-type="float">
            <text:p>22243.73</text:p>
          </table:table-cell>
          <table:table-cell table:style-name="ce3" office:value-type="float" office:value="23359.4487258962" calcext:value-type="float">
            <text:p>23359.45</text:p>
          </table:table-cell>
          <table:table-cell table:style-name="ce3" office:value-type="float" office:value="24307.5028056354" calcext:value-type="float">
            <text:p>24307.50</text:p>
          </table:table-cell>
          <table:table-cell table:style-name="ce3" office:value-type="float" office:value="26090.6344736521" calcext:value-type="float">
            <text:p>26090.63</text:p>
          </table:table-cell>
          <table:table-cell table:style-name="ce3" office:value-type="float" office:value="27490.0517282233" calcext:value-type="float">
            <text:p>27490.05</text:p>
          </table:table-cell>
          <table:table-cell table:style-name="ce3" office:value-type="float" office:value="28523.8861886505" calcext:value-type="float">
            <text:p>28523.89</text:p>
          </table:table-cell>
          <table:table-cell table:style-name="ce3" office:value-type="float" office:value="28172.6956506635" calcext:value-type="float">
            <text:p>28172.70</text:p>
          </table:table-cell>
          <table:table-cell table:style-name="ce3" office:value-type="float" office:value="29060.4509858357" calcext:value-type="float">
            <text:p>29060.45</text:p>
          </table:table-cell>
          <table:table-cell table:style-name="ce3" office:value-type="float" office:value="30498.5768807102" calcext:value-type="float">
            <text:p>30498.58</text:p>
          </table:table-cell>
          <table:table-cell table:style-name="ce3" office:value-type="float" office:value="32468.5415789063" calcext:value-type="float">
            <text:p>32468.54</text:p>
          </table:table-cell>
          <table:table-cell table:style-name="ce3" office:value-type="float" office:value="34121.3438805071" calcext:value-type="float">
            <text:p>34121.34</text:p>
          </table:table-cell>
          <table:table-cell table:style-name="ce3" office:value-type="float" office:value="35095.2656832956" calcext:value-type="float">
            <text:p>35095.27</text:p>
          </table:table-cell>
          <table:table-cell table:style-name="ce3" office:value-type="float" office:value="34678.0623193739" calcext:value-type="float">
            <text:p>34678.06</text:p>
          </table:table-cell>
          <table:table-cell table:style-name="ce3" office:value-type="float" office:value="35902.9031102393" calcext:value-type="float">
            <text:p>35902.90</text:p>
          </table:table-cell>
          <table:table-cell table:style-name="ce3" office:value-type="float" office:value="37440.6334729758" calcext:value-type="float">
            <text:p>37440.63</text:p>
          </table:table-cell>
          <table:table-cell table:style-name="ce3" office:value-type="float" office:value="37679.1189105924" calcext:value-type="float">
            <text:p>37679.12</text:p>
          </table:table-cell>
          <table:table-cell table:style-name="ce3" office:value-type="float" office:value="39523.8551519345" calcext:value-type="float">
            <text:p>39523.86</text:p>
          </table:table-cell>
          <table:table-cell table:style-name="ce3" office:value-type="float" office:value="40144.0268283679" calcext:value-type="float">
            <text:p>40144.03</text:p>
          </table:table-cell>
          <table:table-cell table:style-name="ce3" office:value-type="float" office:value="40849.9973780501" calcext:value-type="float">
            <text:p>40850.00</text:p>
          </table:table-cell>
          <table:table-cell table:style-name="ce3" office:value-type="float" office:value="42924.613626021" calcext:value-type="float">
            <text:p>42924.61</text:p>
          </table:table-cell>
          <table:table-cell table:style-name="ce3" office:value-type="float" office:value="44577.0645745394" calcext:value-type="float">
            <text:p>44577.06</text:p>
          </table:table-cell>
          <table:table-cell table:style-name="ce3" office:value-type="float" office:value="46576.6018489382" calcext:value-type="float">
            <text:p>46576.60</text:p>
          </table:table-cell>
          <table:table-cell table:style-name="ce3" office:value-type="float" office:value="49072.3638300842" calcext:value-type="float">
            <text:p>49072.36</text:p>
          </table:table-cell>
          <table:table-cell table:style-name="ce3" office:value-type="float" office:value="46991.1820282957" calcext:value-type="float">
            <text:p>46991.18</text:p>
          </table:table-cell>
          <table:table-cell table:style-name="ce3" office:value-type="float" office:value="50728.667429396" calcext:value-type="float">
            <text:p>50728.67</text:p>
          </table:table-cell>
        </table:table-row>
        <table:table-row table:style-name="ro1">
          <table:table-cell table:style-name="ce1" office:value-type="string" calcext:value-type="string">
            <text:p>Germany</text:p>
          </table:table-cell>
          <table:table-cell table:style-name="ce3" office:value-type="float" office:value="19452.5734006722" calcext:value-type="float">
            <text:p>19452.57</text:p>
          </table:table-cell>
          <table:table-cell table:style-name="ce3" office:value-type="float" office:value="20984.2498723886" calcext:value-type="float">
            <text:p>20984.25</text:p>
          </table:table-cell>
          <table:table-cell table:style-name="ce3" office:value-type="float" office:value="21709.5013363356" calcext:value-type="float">
            <text:p>21709.50</text:p>
          </table:table-cell>
          <table:table-cell table:style-name="ce3" office:value-type="float" office:value="21862.8021787152" calcext:value-type="float">
            <text:p>21862.80</text:p>
          </table:table-cell>
          <table:table-cell table:style-name="ce3" office:value-type="float" office:value="22784.581468641" calcext:value-type="float">
            <text:p>22784.58</text:p>
          </table:table-cell>
          <table:table-cell table:style-name="ce3" office:value-type="float" office:value="23552.2533168405" calcext:value-type="float">
            <text:p>23552.25</text:p>
          </table:table-cell>
          <table:table-cell table:style-name="ce3" office:value-type="float" office:value="24071.8978026703" calcext:value-type="float">
            <text:p>24071.90</text:p>
          </table:table-cell>
          <table:table-cell table:style-name="ce3" office:value-type="float" office:value="24572.6884223156" calcext:value-type="float">
            <text:p>24572.69</text:p>
          </table:table-cell>
          <table:table-cell table:style-name="ce3" office:value-type="float" office:value="25345.0644636765" calcext:value-type="float">
            <text:p>25345.06</text:p>
          </table:table-cell>
          <table:table-cell table:style-name="ce3" office:value-type="float" office:value="26291.2110793898" calcext:value-type="float">
            <text:p>26291.21</text:p>
          </table:table-cell>
          <table:table-cell table:style-name="ce3" office:value-type="float" office:value="27199.0440906856" calcext:value-type="float">
            <text:p>27199.04</text:p>
          </table:table-cell>
          <table:table-cell table:style-name="ce3" office:value-type="float" office:value="28368.543282612" calcext:value-type="float">
            <text:p>28368.54</text:p>
          </table:table-cell>
          <table:table-cell table:style-name="ce3" office:value-type="float" office:value="29178.6374658122" calcext:value-type="float">
            <text:p>29178.64</text:p>
          </table:table-cell>
          <table:table-cell table:style-name="ce3" office:value-type="float" office:value="29908.1395291325" calcext:value-type="float">
            <text:p>29908.14</text:p>
          </table:table-cell>
          <table:table-cell table:style-name="ce3" office:value-type="float" office:value="31333.8363031281" calcext:value-type="float">
            <text:p>31333.84</text:p>
          </table:table-cell>
          <table:table-cell table:style-name="ce3" office:value-type="float" office:value="31794.0960095207" calcext:value-type="float">
            <text:p>31794.10</text:p>
          </table:table-cell>
          <table:table-cell table:style-name="ce3" office:value-type="float" office:value="34160.3449318802" calcext:value-type="float">
            <text:p>34160.34</text:p>
          </table:table-cell>
          <table:table-cell table:style-name="ce3" office:value-type="float" office:value="36287.4822419008" calcext:value-type="float">
            <text:p>36287.48</text:p>
          </table:table-cell>
          <table:table-cell table:style-name="ce3" office:value-type="float" office:value="37802.3874303197" calcext:value-type="float">
            <text:p>37802.39</text:p>
          </table:table-cell>
          <table:table-cell table:style-name="ce3" office:value-type="float" office:value="36815.8440540695" calcext:value-type="float">
            <text:p>36815.84</text:p>
          </table:table-cell>
          <table:table-cell table:style-name="ce3" office:value-type="float" office:value="38952.6946021004" calcext:value-type="float">
            <text:p>38952.69</text:p>
          </table:table-cell>
          <table:table-cell table:style-name="ce3" office:value-type="float" office:value="42541.5310884096" calcext:value-type="float">
            <text:p>42541.53</text:p>
          </table:table-cell>
          <table:table-cell table:style-name="ce3" office:value-type="float" office:value="43359.6148271723" calcext:value-type="float">
            <text:p>43359.61</text:p>
          </table:table-cell>
          <table:table-cell table:style-name="ce3" office:value-type="float" office:value="44993.8927459315" calcext:value-type="float">
            <text:p>44993.89</text:p>
          </table:table-cell>
          <table:table-cell table:style-name="ce3" office:value-type="float" office:value="47011.5510935131" calcext:value-type="float">
            <text:p>47011.55</text:p>
          </table:table-cell>
          <table:table-cell table:style-name="ce3" office:value-type="float" office:value="47609.7810045816" calcext:value-type="float">
            <text:p>47609.78</text:p>
          </table:table-cell>
          <table:table-cell table:style-name="ce3" office:value-type="float" office:value="50579.6839299266" calcext:value-type="float">
            <text:p>50579.68</text:p>
          </table:table-cell>
          <table:table-cell table:style-name="ce3" office:value-type="float" office:value="53071.4555699913" calcext:value-type="float">
            <text:p>53071.46</text:p>
          </table:table-cell>
          <table:table-cell table:style-name="ce3" office:value-type="float" office:value="55235.366304833" calcext:value-type="float">
            <text:p>55235.37</text:p>
          </table:table-cell>
          <table:table-cell table:style-name="ce3" office:value-type="float" office:value="55652.8874913932" calcext:value-type="float">
            <text:p>55652.89</text:p>
          </table:table-cell>
          <table:table-cell table:style-name="ce3" office:value-type="float" office:value="54844.5459733622" calcext:value-type="float">
            <text:p>54844.55</text:p>
          </table:table-cell>
          <table:table-cell table:style-name="ce3" office:value-type="float" office:value="57927.5900741703" calcext:value-type="float">
            <text:p>57927.59</text:p>
          </table:table-cell>
        </table:table-row>
        <table:table-row table:style-name="ro1">
          <table:table-cell table:style-name="ce1" office:value-type="string" calcext:value-type="string">
            <text:p>Greece</text:p>
          </table:table-cell>
          <table:table-cell table:style-name="ce3" office:value-type="float" office:value="13304.4747520763" calcext:value-type="float">
            <text:p>13304.47</text:p>
          </table:table-cell>
          <table:table-cell table:style-name="ce3" office:value-type="float" office:value="14011.6082833819" calcext:value-type="float">
            <text:p>14011.61</text:p>
          </table:table-cell>
          <table:table-cell table:style-name="ce3" office:value-type="float" office:value="14321.4078336229" calcext:value-type="float">
            <text:p>14321.41</text:p>
          </table:table-cell>
          <table:table-cell table:style-name="ce3" office:value-type="float" office:value="14341.6823890924" calcext:value-type="float">
            <text:p>14341.68</text:p>
          </table:table-cell>
          <table:table-cell table:style-name="ce3" office:value-type="float" office:value="14866.273280714" calcext:value-type="float">
            <text:p>14866.27</text:p>
          </table:table-cell>
          <table:table-cell table:style-name="ce3" office:value-type="float" office:value="15424.4720857554" calcext:value-type="float">
            <text:p>15424.47</text:p>
          </table:table-cell>
          <table:table-cell table:style-name="ce3" office:value-type="float" office:value="16145.4479061179" calcext:value-type="float">
            <text:p>16145.45</text:p>
          </table:table-cell>
          <table:table-cell table:style-name="ce3" office:value-type="float" office:value="17155.9351926701" calcext:value-type="float">
            <text:p>17155.94</text:p>
          </table:table-cell>
          <table:table-cell table:style-name="ce3" office:value-type="float" office:value="18033.7959681705" calcext:value-type="float">
            <text:p>18033.80</text:p>
          </table:table-cell>
          <table:table-cell table:style-name="ce3" office:value-type="float" office:value="18464.7320754725" calcext:value-type="float">
            <text:p>18464.73</text:p>
          </table:table-cell>
          <table:table-cell table:style-name="ce3" office:value-type="float" office:value="19516.1972208894" calcext:value-type="float">
            <text:p>19516.20</text:p>
          </table:table-cell>
          <table:table-cell table:style-name="ce3" office:value-type="float" office:value="20954.7818531943" calcext:value-type="float">
            <text:p>20954.78</text:p>
          </table:table-cell>
          <table:table-cell table:style-name="ce3" office:value-type="float" office:value="22615.9356074635" calcext:value-type="float">
            <text:p>22615.94</text:p>
          </table:table-cell>
          <table:table-cell table:style-name="ce3" office:value-type="float" office:value="23896.6057015271" calcext:value-type="float">
            <text:p>23896.61</text:p>
          </table:table-cell>
          <table:table-cell table:style-name="ce3" office:value-type="float" office:value="25460.4527360606" calcext:value-type="float">
            <text:p>25460.45</text:p>
          </table:table-cell>
          <table:table-cell table:style-name="ce3" office:value-type="float" office:value="25577.5241052346" calcext:value-type="float">
            <text:p>25577.52</text:p>
          </table:table-cell>
          <table:table-cell table:style-name="ce3" office:value-type="float" office:value="28549.1517418687" calcext:value-type="float">
            <text:p>28549.15</text:p>
          </table:table-cell>
          <table:table-cell table:style-name="ce3" office:value-type="float" office:value="29320.264816923" calcext:value-type="float">
            <text:p>29320.26</text:p>
          </table:table-cell>
          <table:table-cell table:style-name="ce3" office:value-type="float" office:value="30856.0118395987" calcext:value-type="float">
            <text:p>30856.01</text:p>
          </table:table-cell>
          <table:table-cell table:style-name="ce3" office:value-type="float" office:value="30359.1494613318" calcext:value-type="float">
            <text:p>30359.15</text:p>
          </table:table-cell>
          <table:table-cell table:style-name="ce3" office:value-type="float" office:value="27913.0891911748" calcext:value-type="float">
            <text:p>27913.09</text:p>
          </table:table-cell>
          <table:table-cell table:style-name="ce3" office:value-type="float" office:value="25671.5160853562" calcext:value-type="float">
            <text:p>25671.52</text:p>
          </table:table-cell>
          <table:table-cell table:style-name="ce3" office:value-type="float" office:value="24911.119631324" calcext:value-type="float">
            <text:p>24911.12</text:p>
          </table:table-cell>
          <table:table-cell table:style-name="ce3" office:value-type="float" office:value="25986.6503155014" calcext:value-type="float">
            <text:p>25986.65</text:p>
          </table:table-cell>
          <table:table-cell table:style-name="ce3" office:value-type="float" office:value="26625.0618096799" calcext:value-type="float">
            <text:p>26625.06</text:p>
          </table:table-cell>
          <table:table-cell table:style-name="ce3" office:value-type="float" office:value="26760.3633030256" calcext:value-type="float">
            <text:p>26760.36</text:p>
          </table:table-cell>
          <table:table-cell table:style-name="ce3" office:value-type="float" office:value="27511.8010160972" calcext:value-type="float">
            <text:p>27511.80</text:p>
          </table:table-cell>
          <table:table-cell table:style-name="ce3" office:value-type="float" office:value="28604.8609402657" calcext:value-type="float">
            <text:p>28604.86</text:p>
          </table:table-cell>
          <table:table-cell table:style-name="ce3" office:value-type="float" office:value="29617.5483399732" calcext:value-type="float">
            <text:p>29617.55</text:p>
          </table:table-cell>
          <table:table-cell table:style-name="ce3" office:value-type="float" office:value="30356.2663953863" calcext:value-type="float">
            <text:p>30356.27</text:p>
          </table:table-cell>
          <table:table-cell table:style-name="ce3" office:value-type="float" office:value="27948.6497284227" calcext:value-type="float">
            <text:p>27948.65</text:p>
          </table:table-cell>
          <table:table-cell table:style-name="ce3" office:value-type="float" office:value="31295.1453325019" calcext:value-type="float">
            <text:p>31295.15</text:p>
          </table:table-cell>
        </table:table-row>
        <table:table-row table:style-name="ro1">
          <table:table-cell table:style-name="ce1" office:value-type="string" calcext:value-type="string">
            <text:p>Israel</text:p>
          </table:table-cell>
          <table:table-cell table:style-name="ce3" table:number-columns-repeated="5"/>
          <table:table-cell table:style-name="ce3" office:value-type="float" office:value="19758.8595215053" calcext:value-type="float">
            <text:p>19758.86</text:p>
          </table:table-cell>
          <table:table-cell table:style-name="ce3" office:value-type="float" office:value="20782.169618237" calcext:value-type="float">
            <text:p>20782.17</text:p>
          </table:table-cell>
          <table:table-cell table:style-name="ce3" office:value-type="float" office:value="21427.9798778242" calcext:value-type="float">
            <text:p>21427.98</text:p>
          </table:table-cell>
          <table:table-cell table:style-name="ce3" office:value-type="float" office:value="22068.2993473612" calcext:value-type="float">
            <text:p>22068.30</text:p>
          </table:table-cell>
          <table:table-cell table:style-name="ce3" office:value-type="float" office:value="22595.5034120383" calcext:value-type="float">
            <text:p>22595.50</text:p>
          </table:table-cell>
          <table:table-cell table:style-name="ce3" office:value-type="float" office:value="24951.2175653146" calcext:value-type="float">
            <text:p>24951.22</text:p>
          </table:table-cell>
          <table:table-cell table:style-name="ce3" office:value-type="float" office:value="24944.6317328443" calcext:value-type="float">
            <text:p>24944.63</text:p>
          </table:table-cell>
          <table:table-cell table:style-name="ce3" office:value-type="float" office:value="25230.0115735794" calcext:value-type="float">
            <text:p>25230.01</text:p>
          </table:table-cell>
          <table:table-cell table:style-name="ce3" office:value-type="float" office:value="23845.3129228722" calcext:value-type="float">
            <text:p>23845.31</text:p>
          </table:table-cell>
          <table:table-cell table:style-name="ce3" office:value-type="float" office:value="25238.8807780848" calcext:value-type="float">
            <text:p>25238.88</text:p>
          </table:table-cell>
          <table:table-cell table:style-name="ce3" office:value-type="float" office:value="24853.777869328" calcext:value-type="float">
            <text:p>24853.78</text:p>
          </table:table-cell>
          <table:table-cell table:style-name="ce3" office:value-type="float" office:value="25700.938363473" calcext:value-type="float">
            <text:p>25700.94</text:p>
          </table:table-cell>
          <table:table-cell table:style-name="ce3" office:value-type="float" office:value="27513.1431348785" calcext:value-type="float">
            <text:p>27513.14</text:p>
          </table:table-cell>
          <table:table-cell table:style-name="ce3" office:value-type="float" office:value="27510.0398505497" calcext:value-type="float">
            <text:p>27510.04</text:p>
          </table:table-cell>
          <table:table-cell table:style-name="ce3" office:value-type="float" office:value="27461.8619824006" calcext:value-type="float">
            <text:p>27461.86</text:p>
          </table:table-cell>
          <table:table-cell table:style-name="ce3" office:value-type="float" office:value="28840.0453543033" calcext:value-type="float">
            <text:p>28840.05</text:p>
          </table:table-cell>
          <table:table-cell table:style-name="ce3" office:value-type="float" office:value="30636.3523794417" calcext:value-type="float">
            <text:p>30636.35</text:p>
          </table:table-cell>
          <table:table-cell table:style-name="ce3" office:value-type="float" office:value="31846.3558349163" calcext:value-type="float">
            <text:p>31846.36</text:p>
          </table:table-cell>
          <table:table-cell table:style-name="ce3" office:value-type="float" office:value="34324.3781471447" calcext:value-type="float">
            <text:p>34324.38</text:p>
          </table:table-cell>
          <table:table-cell table:style-name="ce3" office:value-type="float" office:value="34366.1810180223" calcext:value-type="float">
            <text:p>34366.18</text:p>
          </table:table-cell>
          <table:table-cell table:style-name="ce3" office:value-type="float" office:value="35469.9501969785" calcext:value-type="float">
            <text:p>35469.95</text:p>
          </table:table-cell>
          <table:table-cell table:style-name="ce3" office:value-type="float" office:value="37843.1946259033" calcext:value-type="float">
            <text:p>37843.19</text:p>
          </table:table-cell>
          <table:table-cell table:style-name="ce3" office:value-type="float" office:value="39121.2958325461" calcext:value-type="float">
            <text:p>39121.30</text:p>
          </table:table-cell>
          <table:table-cell table:style-name="ce3" office:value-type="float" office:value="39906.1246843388" calcext:value-type="float">
            <text:p>39906.12</text:p>
          </table:table-cell>
          <table:table-cell table:style-name="ce3" office:value-type="float" office:value="40004.0305112174" calcext:value-type="float">
            <text:p>40004.03</text:p>
          </table:table-cell>
          <table:table-cell table:style-name="ce3" office:value-type="float" office:value="39489.2807769984" calcext:value-type="float">
            <text:p>39489.28</text:p>
          </table:table-cell>
          <table:table-cell table:style-name="ce3" office:value-type="float" office:value="43721.6230389199" calcext:value-type="float">
            <text:p>43721.62</text:p>
          </table:table-cell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3" office:value-type="float" office:value="18627.64396728" calcext:value-type="float">
            <text:p>18627.64</text:p>
          </table:table-cell>
          <table:table-cell table:style-name="ce3" office:value-type="float" office:value="19540.3245677444" calcext:value-type="float">
            <text:p>19540.32</text:p>
          </table:table-cell>
          <table:table-cell table:style-name="ce3" office:value-type="float" office:value="20138.6705374054" calcext:value-type="float">
            <text:p>20138.67</text:p>
          </table:table-cell>
          <table:table-cell table:style-name="ce3" office:value-type="float" office:value="20427.7275018865" calcext:value-type="float">
            <text:p>20427.73</text:p>
          </table:table-cell>
          <table:table-cell table:style-name="ce3" office:value-type="float" office:value="21308.4022424882" calcext:value-type="float">
            <text:p>21308.40</text:p>
          </table:table-cell>
          <table:table-cell table:style-name="ce3" office:value-type="float" office:value="22382.8979621765" calcext:value-type="float">
            <text:p>22382.90</text:p>
          </table:table-cell>
          <table:table-cell table:style-name="ce3" office:value-type="float" office:value="23052.6189508502" calcext:value-type="float">
            <text:p>23052.62</text:p>
          </table:table-cell>
          <table:table-cell table:style-name="ce3" office:value-type="float" office:value="23875.8385110015" calcext:value-type="float">
            <text:p>23875.84</text:p>
          </table:table-cell>
          <table:table-cell table:style-name="ce3" office:value-type="float" office:value="25021.0652943145" calcext:value-type="float">
            <text:p>25021.07</text:p>
          </table:table-cell>
          <table:table-cell table:style-name="ce3" office:value-type="float" office:value="25602.3894720393" calcext:value-type="float">
            <text:p>25602.39</text:p>
          </table:table-cell>
          <table:table-cell table:style-name="ce3" office:value-type="float" office:value="27072.4213631819" calcext:value-type="float">
            <text:p>27072.42</text:p>
          </table:table-cell>
          <table:table-cell table:style-name="ce3" office:value-type="float" office:value="28033.7358660572" calcext:value-type="float">
            <text:p>28033.74</text:p>
          </table:table-cell>
          <table:table-cell table:style-name="ce3" office:value-type="float" office:value="28736.5771073504" calcext:value-type="float">
            <text:p>28736.58</text:p>
          </table:table-cell>
          <table:table-cell table:style-name="ce3" office:value-type="float" office:value="29196.9278993071" calcext:value-type="float">
            <text:p>29196.93</text:p>
          </table:table-cell>
          <table:table-cell table:style-name="ce3" office:value-type="float" office:value="29554.6890881879" calcext:value-type="float">
            <text:p>29554.69</text:p>
          </table:table-cell>
          <table:table-cell table:style-name="ce3" office:value-type="float" office:value="30130.6444569128" calcext:value-type="float">
            <text:p>30130.64</text:p>
          </table:table-cell>
          <table:table-cell table:style-name="ce3" office:value-type="float" office:value="32453.5837076357" calcext:value-type="float">
            <text:p>32453.58</text:p>
          </table:table-cell>
          <table:table-cell table:style-name="ce3" office:value-type="float" office:value="34141.2007728064" calcext:value-type="float">
            <text:p>34141.20</text:p>
          </table:table-cell>
          <table:table-cell table:style-name="ce3" office:value-type="float" office:value="35523.2713104342" calcext:value-type="float">
            <text:p>35523.27</text:p>
          </table:table-cell>
          <table:table-cell table:style-name="ce3" office:value-type="float" office:value="34602.8969588528" calcext:value-type="float">
            <text:p>34602.90</text:p>
          </table:table-cell>
          <table:table-cell table:style-name="ce3" office:value-type="float" office:value="35158.4418435321" calcext:value-type="float">
            <text:p>35158.44</text:p>
          </table:table-cell>
          <table:table-cell table:style-name="ce3" office:value-type="float" office:value="36598.0149693024" calcext:value-type="float">
            <text:p>36598.01</text:p>
          </table:table-cell>
          <table:table-cell table:style-name="ce3" office:value-type="float" office:value="36486.2967870302" calcext:value-type="float">
            <text:p>36486.30</text:p>
          </table:table-cell>
          <table:table-cell table:style-name="ce3" office:value-type="float" office:value="36314.6971007775" calcext:value-type="float">
            <text:p>36314.70</text:p>
          </table:table-cell>
          <table:table-cell table:style-name="ce3" office:value-type="float" office:value="36194.873918843" calcext:value-type="float">
            <text:p>36194.87</text:p>
          </table:table-cell>
          <table:table-cell table:style-name="ce3" office:value-type="float" office:value="36899.3852092464" calcext:value-type="float">
            <text:p>36899.39</text:p>
          </table:table-cell>
          <table:table-cell table:style-name="ce3" office:value-type="float" office:value="39926.9546628592" calcext:value-type="float">
            <text:p>39926.95</text:p>
          </table:table-cell>
          <table:table-cell table:style-name="ce3" office:value-type="float" office:value="41581.120790548" calcext:value-type="float">
            <text:p>41581.12</text:p>
          </table:table-cell>
          <table:table-cell table:style-name="ce3" office:value-type="float" office:value="43036.2437770367" calcext:value-type="float">
            <text:p>43036.24</text:p>
          </table:table-cell>
          <table:table-cell table:style-name="ce3" office:value-type="float" office:value="44376.1625028912" calcext:value-type="float">
            <text:p>44376.16</text:p>
          </table:table-cell>
          <table:table-cell table:style-name="ce3" office:value-type="float" office:value="41987.8159630472" calcext:value-type="float">
            <text:p>41987.82</text:p>
          </table:table-cell>
          <table:table-cell table:style-name="ce3" office:value-type="float" office:value="45935.9965539678" calcext:value-type="float">
            <text:p>45936.00</text:p>
          </table:table-cell>
        </table:table-row>
        <table:table-row table:style-name="ro1">
          <table:table-cell table:style-name="ce2" office:value-type="string" calcext:value-type="string">
            <text:p>Slovakia</text:p>
          </table:table-cell>
          <table:table-cell table:style-name="ce3" table:number-columns-repeated="2"/>
          <table:table-cell table:style-name="ce3" office:value-type="float" office:value="7172.28516754147" calcext:value-type="float">
            <text:p>7172.29</text:p>
          </table:table-cell>
          <table:table-cell table:style-name="ce3" office:value-type="float" office:value="7467.04778369636" calcext:value-type="float">
            <text:p>7467.05</text:p>
          </table:table-cell>
          <table:table-cell table:style-name="ce3" office:value-type="float" office:value="8067.91349530701" calcext:value-type="float">
            <text:p>8067.91</text:p>
          </table:table-cell>
          <table:table-cell table:style-name="ce3" office:value-type="float" office:value="8692.95733812091" calcext:value-type="float">
            <text:p>8692.96</text:p>
          </table:table-cell>
          <table:table-cell table:style-name="ce3" office:value-type="float" office:value="9404.87851543333" calcext:value-type="float">
            <text:p>9404.88</text:p>
          </table:table-cell>
          <table:table-cell table:style-name="ce3" office:value-type="float" office:value="10086.1347613205" calcext:value-type="float">
            <text:p>10086.13</text:p>
          </table:table-cell>
          <table:table-cell table:style-name="ce3" office:value-type="float" office:value="10623.006983763" calcext:value-type="float">
            <text:p>10623.01</text:p>
          </table:table-cell>
          <table:table-cell table:style-name="ce3" office:value-type="float" office:value="10714.1771288139" calcext:value-type="float">
            <text:p>10714.18</text:p>
          </table:table-cell>
          <table:table-cell table:style-name="ce3" office:value-type="float" office:value="11376.5559243662" calcext:value-type="float">
            <text:p>11376.56</text:p>
          </table:table-cell>
          <table:table-cell table:style-name="ce3" office:value-type="float" office:value="12385.9884335137" calcext:value-type="float">
            <text:p>12385.99</text:p>
          </table:table-cell>
          <table:table-cell table:style-name="ce3" office:value-type="float" office:value="13312.203306834" calcext:value-type="float">
            <text:p>13312.20</text:p>
          </table:table-cell>
          <table:table-cell table:style-name="ce3" office:value-type="float" office:value="14181.1218408567" calcext:value-type="float">
            <text:p>14181.12</text:p>
          </table:table-cell>
          <table:table-cell table:style-name="ce3" office:value-type="float" office:value="15226.3384286297" calcext:value-type="float">
            <text:p>15226.34</text:p>
          </table:table-cell>
          <table:table-cell table:style-name="ce3" office:value-type="float" office:value="16639.3941239799" calcext:value-type="float">
            <text:p>16639.39</text:p>
          </table:table-cell>
          <table:table-cell table:style-name="ce3" office:value-type="float" office:value="18914.02796042" calcext:value-type="float">
            <text:p>18914.03</text:p>
          </table:table-cell>
          <table:table-cell table:style-name="ce3" office:value-type="float" office:value="21222.3803347842" calcext:value-type="float">
            <text:p>21222.38</text:p>
          </table:table-cell>
          <table:table-cell table:style-name="ce3" office:value-type="float" office:value="23725.8577558996" calcext:value-type="float">
            <text:p>23725.86</text:p>
          </table:table-cell>
          <table:table-cell table:style-name="ce3" office:value-type="float" office:value="23080.5865355505" calcext:value-type="float">
            <text:p>23080.59</text:p>
          </table:table-cell>
          <table:table-cell table:style-name="ce3" office:value-type="float" office:value="25302.2327160354" calcext:value-type="float">
            <text:p>25302.23</text:p>
          </table:table-cell>
          <table:table-cell table:style-name="ce3" office:value-type="float" office:value="26145.8893829396" calcext:value-type="float">
            <text:p>26145.89</text:p>
          </table:table-cell>
          <table:table-cell table:style-name="ce3" office:value-type="float" office:value="26888.3480996682" calcext:value-type="float">
            <text:p>26888.35</text:p>
          </table:table-cell>
          <table:table-cell table:style-name="ce3" office:value-type="float" office:value="27915.4332088556" calcext:value-type="float">
            <text:p>27915.43</text:p>
          </table:table-cell>
          <table:table-cell table:style-name="ce3" office:value-type="float" office:value="28929.526363289" calcext:value-type="float">
            <text:p>28929.53</text:p>
          </table:table-cell>
          <table:table-cell table:style-name="ce3" office:value-type="float" office:value="29964.8886109408" calcext:value-type="float">
            <text:p>29964.89</text:p>
          </table:table-cell>
          <table:table-cell table:style-name="ce3" office:value-type="float" office:value="29645.7418912454" calcext:value-type="float">
            <text:p>29645.74</text:p>
          </table:table-cell>
          <table:table-cell table:style-name="ce3" office:value-type="float" office:value="30061.5514717196" calcext:value-type="float">
            <text:p>30061.55</text:p>
          </table:table-cell>
          <table:table-cell table:style-name="ce3" office:value-type="float" office:value="31214.5925736482" calcext:value-type="float">
            <text:p>31214.59</text:p>
          </table:table-cell>
          <table:table-cell table:style-name="ce3" office:value-type="float" office:value="31966.5548434084" calcext:value-type="float">
            <text:p>31966.55</text:p>
          </table:table-cell>
          <table:table-cell table:style-name="ce3" office:value-type="float" office:value="31356.458282425" calcext:value-type="float">
            <text:p>31356.46</text:p>
          </table:table-cell>
          <table:table-cell table:style-name="ce3" office:value-type="float" office:value="33010.2907484654" calcext:value-type="float">
            <text:p>33010.29</text:p>
          </table:table-cell>
        </table:table-row>
        <table:table-row table:style-name="ro1">
          <table:table-cell table:style-name="ce1" office:value-type="string" calcext:value-type="string">
            <text:p>Spain</text:p>
          </table:table-cell>
          <table:table-cell table:style-name="ce3" office:value-type="float" office:value="13678.2757043239" calcext:value-type="float">
            <text:p>13678.28</text:p>
          </table:table-cell>
          <table:table-cell table:style-name="ce3" office:value-type="float" office:value="14464.0024499122" calcext:value-type="float">
            <text:p>14464.00</text:p>
          </table:table-cell>
          <table:table-cell table:style-name="ce3" office:value-type="float" office:value="14858.1450522939" calcext:value-type="float">
            <text:p>14858.15</text:p>
          </table:table-cell>
          <table:table-cell table:style-name="ce3" office:value-type="float" office:value="14975.5723298173" calcext:value-type="float">
            <text:p>14975.57</text:p>
          </table:table-cell>
          <table:table-cell table:style-name="ce3" office:value-type="float" office:value="15585.507450352" calcext:value-type="float">
            <text:p>15585.51</text:p>
          </table:table-cell>
          <table:table-cell table:style-name="ce3" office:value-type="float" office:value="16279.0965733251" calcext:value-type="float">
            <text:p>16279.10</text:p>
          </table:table-cell>
          <table:table-cell table:style-name="ce3" office:value-type="float" office:value="16975.1210483621" calcext:value-type="float">
            <text:p>16975.12</text:p>
          </table:table-cell>
          <table:table-cell table:style-name="ce3" office:value-type="float" office:value="17912.753584706" calcext:value-type="float">
            <text:p>17912.75</text:p>
          </table:table-cell>
          <table:table-cell table:style-name="ce3" office:value-type="float" office:value="19096.6148932205" calcext:value-type="float">
            <text:p>19096.61</text:p>
          </table:table-cell>
          <table:table-cell table:style-name="ce3" office:value-type="float" office:value="19954.2902150512" calcext:value-type="float">
            <text:p>19954.29</text:p>
          </table:table-cell>
          <table:table-cell table:style-name="ce3" office:value-type="float" office:value="21584.2512044454" calcext:value-type="float">
            <text:p>21584.25</text:p>
          </table:table-cell>
          <table:table-cell table:style-name="ce3" office:value-type="float" office:value="22949.1818514072" calcext:value-type="float">
            <text:p>22949.18</text:p>
          </table:table-cell>
          <table:table-cell table:style-name="ce3" office:value-type="float" office:value="24371.5988492666" calcext:value-type="float">
            <text:p>24371.60</text:p>
          </table:table-cell>
          <table:table-cell table:style-name="ce3" office:value-type="float" office:value="25046.1107003124" calcext:value-type="float">
            <text:p>25046.11</text:p>
          </table:table-cell>
          <table:table-cell table:style-name="ce3" office:value-type="float" office:value="26143.6321744545" calcext:value-type="float">
            <text:p>26143.63</text:p>
          </table:table-cell>
          <table:table-cell table:style-name="ce3" office:value-type="float" office:value="27606.9340516269" calcext:value-type="float">
            <text:p>27606.93</text:p>
          </table:table-cell>
          <table:table-cell table:style-name="ce3" office:value-type="float" office:value="30720.2222055087" calcext:value-type="float">
            <text:p>30720.22</text:p>
          </table:table-cell>
          <table:table-cell table:style-name="ce3" office:value-type="float" office:value="32469.5304500615" calcext:value-type="float">
            <text:p>32469.53</text:p>
          </table:table-cell>
          <table:table-cell table:style-name="ce3" office:value-type="float" office:value="33263.2723985249" calcext:value-type="float">
            <text:p>33263.27</text:p>
          </table:table-cell>
          <table:table-cell table:style-name="ce3" office:value-type="float" office:value="32092.3648208603" calcext:value-type="float">
            <text:p>32092.36</text:p>
          </table:table-cell>
          <table:table-cell table:style-name="ce3" office:value-type="float" office:value="31682.7131000557" calcext:value-type="float">
            <text:p>31682.71</text:p>
          </table:table-cell>
          <table:table-cell table:style-name="ce3" office:value-type="float" office:value="31867.9732396862" calcext:value-type="float">
            <text:p>31867.97</text:p>
          </table:table-cell>
          <table:table-cell table:style-name="ce3" office:value-type="float" office:value="31720.1199986535" calcext:value-type="float">
            <text:p>31720.12</text:p>
          </table:table-cell>
          <table:table-cell table:style-name="ce3" office:value-type="float" office:value="32434.0032017704" calcext:value-type="float">
            <text:p>32434.00</text:p>
          </table:table-cell>
          <table:table-cell table:style-name="ce3" office:value-type="float" office:value="33525.7406299089" calcext:value-type="float">
            <text:p>33525.74</text:p>
          </table:table-cell>
          <table:table-cell table:style-name="ce3" office:value-type="float" office:value="34903.1274779473" calcext:value-type="float">
            <text:p>34903.13</text:p>
          </table:table-cell>
          <table:table-cell table:style-name="ce3" office:value-type="float" office:value="37286.2134326488" calcext:value-type="float">
            <text:p>37286.21</text:p>
          </table:table-cell>
          <table:table-cell table:style-name="ce3" office:value-type="float" office:value="39528.9253872668" calcext:value-type="float">
            <text:p>39528.93</text:p>
          </table:table-cell>
          <table:table-cell table:style-name="ce3" office:value-type="float" office:value="40696.3876815487" calcext:value-type="float">
            <text:p>40696.39</text:p>
          </table:table-cell>
          <table:table-cell table:style-name="ce3" office:value-type="float" office:value="41695.1469476327" calcext:value-type="float">
            <text:p>41695.15</text:p>
          </table:table-cell>
          <table:table-cell table:style-name="ce3" office:value-type="float" office:value="37756.3509997639" calcext:value-type="float">
            <text:p>37756.35</text:p>
          </table:table-cell>
          <table:table-cell table:style-name="ce3" office:value-type="float" office:value="40775.2786245716" calcext:value-type="float">
            <text:p>40775.28</text:p>
          </table:table-cell>
        </table:table-row>
        <table:table-row table:style-name="ro1">
          <table:table-cell table:style-name="ce1" office:value-type="string" calcext:value-type="string">
            <text:p>United States</text:p>
          </table:table-cell>
          <table:table-cell table:style-name="ce3" office:value-type="float" office:value="23888.6000088133" calcext:value-type="float">
            <text:p>23888.60</text:p>
          </table:table-cell>
          <table:table-cell table:style-name="ce3" office:value-type="float" office:value="24342.2589048189" calcext:value-type="float">
            <text:p>24342.26</text:p>
          </table:table-cell>
          <table:table-cell table:style-name="ce3" office:value-type="float" office:value="25418.9907763319" calcext:value-type="float">
            <text:p>25418.99</text:p>
          </table:table-cell>
          <table:table-cell table:style-name="ce3" office:value-type="float" office:value="26387.2937338171" calcext:value-type="float">
            <text:p>26387.29</text:p>
          </table:table-cell>
          <table:table-cell table:style-name="ce3" office:value-type="float" office:value="27694.853416234" calcext:value-type="float">
            <text:p>27694.85</text:p>
          </table:table-cell>
          <table:table-cell table:style-name="ce3" office:value-type="float" office:value="28690.8757013347" calcext:value-type="float">
            <text:p>28690.88</text:p>
          </table:table-cell>
          <table:table-cell table:style-name="ce3" office:value-type="float" office:value="29967.7127181749" calcext:value-type="float">
            <text:p>29967.71</text:p>
          </table:table-cell>
          <table:table-cell table:style-name="ce3" office:value-type="float" office:value="31459.1389804773" calcext:value-type="float">
            <text:p>31459.14</text:p>
          </table:table-cell>
          <table:table-cell table:style-name="ce3" office:value-type="float" office:value="32853.6769523009" calcext:value-type="float">
            <text:p>32853.68</text:p>
          </table:table-cell>
          <table:table-cell table:style-name="ce3" office:value-type="float" office:value="34515.3902272076" calcext:value-type="float">
            <text:p>34515.39</text:p>
          </table:table-cell>
          <table:table-cell table:style-name="ce3" office:value-type="float" office:value="36329.9560727102" calcext:value-type="float">
            <text:p>36329.96</text:p>
          </table:table-cell>
          <table:table-cell table:style-name="ce3" office:value-type="float" office:value="37133.623113437" calcext:value-type="float">
            <text:p>37133.62</text:p>
          </table:table-cell>
          <table:table-cell table:style-name="ce3" office:value-type="float" office:value="37997.7596573051" calcext:value-type="float">
            <text:p>37997.76</text:p>
          </table:table-cell>
          <table:table-cell table:style-name="ce3" office:value-type="float" office:value="39490.2749557007" calcext:value-type="float">
            <text:p>39490.27</text:p>
          </table:table-cell>
          <table:table-cell table:style-name="ce3" office:value-type="float" office:value="41724.6316287624" calcext:value-type="float">
            <text:p>41724.63</text:p>
          </table:table-cell>
          <table:table-cell table:style-name="ce3" office:value-type="float" office:value="44123.4070679055" calcext:value-type="float">
            <text:p>44123.41</text:p>
          </table:table-cell>
          <table:table-cell table:style-name="ce3" office:value-type="float" office:value="46302.0008800056" calcext:value-type="float">
            <text:p>46302.00</text:p>
          </table:table-cell>
          <table:table-cell table:style-name="ce3" office:value-type="float" office:value="48050.2237771135" calcext:value-type="float">
            <text:p>48050.22</text:p>
          </table:table-cell>
          <table:table-cell table:style-name="ce3" office:value-type="float" office:value="48570.0459804586" calcext:value-type="float">
            <text:p>48570.05</text:p>
          </table:table-cell>
          <table:table-cell table:style-name="ce3" office:value-type="float" office:value="47194.9433547336" calcext:value-type="float">
            <text:p>47194.94</text:p>
          </table:table-cell>
          <table:table-cell table:style-name="ce3" office:value-type="float" office:value="48650.6431283336" calcext:value-type="float">
            <text:p>48650.64</text:p>
          </table:table-cell>
          <table:table-cell table:style-name="ce3" office:value-type="float" office:value="50065.9665041742" calcext:value-type="float">
            <text:p>50065.97</text:p>
          </table:table-cell>
          <table:table-cell table:style-name="ce3" office:value-type="float" office:value="51784.4185738837" calcext:value-type="float">
            <text:p>51784.42</text:p>
          </table:table-cell>
          <table:table-cell table:style-name="ce3" office:value-type="float" office:value="53291.1276891406" calcext:value-type="float">
            <text:p>53291.13</text:p>
          </table:table-cell>
          <table:table-cell table:style-name="ce3" office:value-type="float" office:value="55123.8497869046" calcext:value-type="float">
            <text:p>55123.85</text:p>
          </table:table-cell>
          <table:table-cell table:style-name="ce3" office:value-type="float" office:value="56762.7294515989" calcext:value-type="float">
            <text:p>56762.73</text:p>
          </table:table-cell>
          <table:table-cell table:style-name="ce3" office:value-type="float" office:value="57866.7449341091" calcext:value-type="float">
            <text:p>57866.74</text:p>
          </table:table-cell>
          <table:table-cell table:style-name="ce3" office:value-type="float" office:value="59914.7777969757" calcext:value-type="float">
            <text:p>59914.78</text:p>
          </table:table-cell>
          <table:table-cell table:style-name="ce3" office:value-type="float" office:value="62805.2537579917" calcext:value-type="float">
            <text:p>62805.25</text:p>
          </table:table-cell>
          <table:table-cell table:style-name="ce3" office:value-type="float" office:value="65094.7994287929" calcext:value-type="float">
            <text:p>65094.80</text:p>
          </table:table-cell>
          <table:table-cell table:style-name="ce3" office:value-type="float" office:value="63027.6795267153" calcext:value-type="float">
            <text:p>63027.68</text:p>
          </table:table-cell>
          <table:table-cell table:style-name="ce3" office:value-type="float" office:value="69287.536587952" calcext:value-type="float">
            <text:p>69287.54</text:p>
          </table:table-cell>
        </table:table-row>
        <table:table-row table:style-name="ro1">
          <table:table-cell table:style-name="ce1" office:value-type="string" calcext:value-type="string">
            <text:p>Sweden</text:p>
          </table:table-cell>
          <table:table-cell table:style-name="ce3" office:value-type="float" office:value="20414.1166714513" calcext:value-type="float">
            <text:p>20414.12</text:p>
          </table:table-cell>
          <table:table-cell table:style-name="ce3" office:value-type="float" office:value="20720.8957048454" calcext:value-type="float">
            <text:p>20720.90</text:p>
          </table:table-cell>
          <table:table-cell table:style-name="ce3" office:value-type="float" office:value="20825.0603811923" calcext:value-type="float">
            <text:p>20825.06</text:p>
          </table:table-cell>
          <table:table-cell table:style-name="ce3" office:value-type="float" office:value="20757.4054596859" calcext:value-type="float">
            <text:p>20757.41</text:p>
          </table:table-cell>
          <table:table-cell table:style-name="ce3" office:value-type="float" office:value="21877.8024984667" calcext:value-type="float">
            <text:p>21877.80</text:p>
          </table:table-cell>
          <table:table-cell table:style-name="ce3" office:value-type="float" office:value="23094.0519589745" calcext:value-type="float">
            <text:p>23094.05</text:p>
          </table:table-cell>
          <table:table-cell table:style-name="ce3" office:value-type="float" office:value="23927.5143864561" calcext:value-type="float">
            <text:p>23927.51</text:p>
          </table:table-cell>
          <table:table-cell table:style-name="ce3" office:value-type="float" office:value="24805.8245735106" calcext:value-type="float">
            <text:p>24805.82</text:p>
          </table:table-cell>
          <table:table-cell table:style-name="ce3" office:value-type="float" office:value="25887.8381771631" calcext:value-type="float">
            <text:p>25887.84</text:p>
          </table:table-cell>
          <table:table-cell table:style-name="ce3" office:value-type="float" office:value="27471.5582721119" calcext:value-type="float">
            <text:p>27471.56</text:p>
          </table:table-cell>
          <table:table-cell table:style-name="ce3" office:value-type="float" office:value="29618.2792561377" calcext:value-type="float">
            <text:p>29618.28</text:p>
          </table:table-cell>
          <table:table-cell table:style-name="ce3" office:value-type="float" office:value="29927.5992711839" calcext:value-type="float">
            <text:p>29927.60</text:p>
          </table:table-cell>
          <table:table-cell table:style-name="ce3" office:value-type="float" office:value="30926.5055989396" calcext:value-type="float">
            <text:p>30926.51</text:p>
          </table:table-cell>
          <table:table-cell table:style-name="ce3" office:value-type="float" office:value="31814.8635093298" calcext:value-type="float">
            <text:p>31814.86</text:p>
          </table:table-cell>
          <table:table-cell table:style-name="ce3" office:value-type="float" office:value="33858.6114263449" calcext:value-type="float">
            <text:p>33858.61</text:p>
          </table:table-cell>
          <table:table-cell table:style-name="ce3" office:value-type="float" office:value="34244.4650156257" calcext:value-type="float">
            <text:p>34244.47</text:p>
          </table:table-cell>
          <table:table-cell table:style-name="ce3" office:value-type="float" office:value="37730.1637455216" calcext:value-type="float">
            <text:p>37730.16</text:p>
          </table:table-cell>
          <table:table-cell table:style-name="ce3" office:value-type="float" office:value="40905.1458740502" calcext:value-type="float">
            <text:p>40905.15</text:p>
          </table:table-cell>
          <table:table-cell table:style-name="ce3" office:value-type="float" office:value="42158.2956995539" calcext:value-type="float">
            <text:p>42158.30</text:p>
          </table:table-cell>
          <table:table-cell table:style-name="ce3" office:value-type="float" office:value="40279.4615973941" calcext:value-type="float">
            <text:p>40279.46</text:p>
          </table:table-cell>
          <table:table-cell table:style-name="ce3" office:value-type="float" office:value="42223.9196702844" calcext:value-type="float">
            <text:p>42223.92</text:p>
          </table:table-cell>
          <table:table-cell table:style-name="ce3" office:value-type="float" office:value="44608.5802614915" calcext:value-type="float">
            <text:p>44608.58</text:p>
          </table:table-cell>
          <table:table-cell table:style-name="ce3" office:value-type="float" office:value="45432.4319692761" calcext:value-type="float">
            <text:p>45432.43</text:p>
          </table:table-cell>
          <table:table-cell table:style-name="ce3" office:value-type="float" office:value="46312.3923824667" calcext:value-type="float">
            <text:p>46312.39</text:p>
          </table:table-cell>
          <table:table-cell table:style-name="ce3" office:value-type="float" office:value="47184.6691338182" calcext:value-type="float">
            <text:p>47184.67</text:p>
          </table:table-cell>
          <table:table-cell table:style-name="ce3" office:value-type="float" office:value="49103.1334338706" calcext:value-type="float">
            <text:p>49103.13</text:p>
          </table:table-cell>
          <table:table-cell table:style-name="ce3" office:value-type="float" office:value="50430.2528196052" calcext:value-type="float">
            <text:p>50430.25</text:p>
          </table:table-cell>
          <table:table-cell table:style-name="ce3" office:value-type="float" office:value="51947.9542478244" calcext:value-type="float">
            <text:p>51947.95</text:p>
          </table:table-cell>
          <table:table-cell table:style-name="ce3" office:value-type="float" office:value="53521.6306428289" calcext:value-type="float">
            <text:p>53521.63</text:p>
          </table:table-cell>
          <table:table-cell table:style-name="ce3" office:value-type="float" office:value="54598.7803541484" calcext:value-type="float">
            <text:p>54598.78</text:p>
          </table:table-cell>
          <table:table-cell table:style-name="ce3" office:value-type="float" office:value="55064.8850101551" calcext:value-type="float">
            <text:p>55064.89</text:p>
          </table:table-cell>
          <table:table-cell table:style-name="ce3" office:value-type="float" office:value="59323.9646115324" calcext:value-type="float">
            <text:p>59323.96</text:p>
          </table:table-cell>
        </table:table-row>
        <table:table-row table:style-name="ro1">
          <table:table-cell table:style-name="ce1" office:value-type="string" calcext:value-type="string">
            <text:p>Hungary</text:p>
          </table:table-cell>
          <table:table-cell table:style-name="ce3"/>
          <table:table-cell table:style-name="ce3" office:value-type="float" office:value="8320.83363235585" calcext:value-type="float">
            <text:p>8320.83</text:p>
          </table:table-cell>
          <table:table-cell table:style-name="ce3" office:value-type="float" office:value="8252.91122441366" calcext:value-type="float">
            <text:p>8252.91</text:p>
          </table:table-cell>
          <table:table-cell table:style-name="ce3" office:value-type="float" office:value="8409.44499327036" calcext:value-type="float">
            <text:p>8409.44</text:p>
          </table:table-cell>
          <table:table-cell table:style-name="ce3" office:value-type="float" office:value="8854.26566225433" calcext:value-type="float">
            <text:p>8854.27</text:p>
          </table:table-cell>
          <table:table-cell table:style-name="ce3" office:value-type="float" office:value="9187.36459662996" calcext:value-type="float">
            <text:p>9187.36</text:p>
          </table:table-cell>
          <table:table-cell table:style-name="ce3" office:value-type="float" office:value="9349.70749876188" calcext:value-type="float">
            <text:p>9349.71</text:p>
          </table:table-cell>
          <table:table-cell table:style-name="ce3" office:value-type="float" office:value="9824.84080482495" calcext:value-type="float">
            <text:p>9824.84</text:p>
          </table:table-cell>
          <table:table-cell table:style-name="ce3" office:value-type="float" office:value="10398.1021708865" calcext:value-type="float">
            <text:p>10398.10</text:p>
          </table:table-cell>
          <table:table-cell table:style-name="ce3" office:value-type="float" office:value="10873.2478627727" calcext:value-type="float">
            <text:p>10873.25</text:p>
          </table:table-cell>
          <table:table-cell table:style-name="ce3" office:value-type="float" office:value="11853.1785173624" calcext:value-type="float">
            <text:p>11853.18</text:p>
          </table:table-cell>
          <table:table-cell table:style-name="ce3" office:value-type="float" office:value="13207.9221677974" calcext:value-type="float">
            <text:p>13207.92</text:p>
          </table:table-cell>
          <table:table-cell table:style-name="ce3" office:value-type="float" office:value="14526.3882629125" calcext:value-type="float">
            <text:p>14526.39</text:p>
          </table:table-cell>
          <table:table-cell table:style-name="ce3" office:value-type="float" office:value="15481.3201097675" calcext:value-type="float">
            <text:p>15481.32</text:p>
          </table:table-cell>
          <table:table-cell table:style-name="ce3" office:value-type="float" office:value="16272.0058268918" calcext:value-type="float">
            <text:p>16272.01</text:p>
          </table:table-cell>
          <table:table-cell table:style-name="ce3" office:value-type="float" office:value="17112.2021738707" calcext:value-type="float">
            <text:p>17112.20</text:p>
          </table:table-cell>
          <table:table-cell table:style-name="ce3" office:value-type="float" office:value="18389.4102769846" calcext:value-type="float">
            <text:p>18389.41</text:p>
          </table:table-cell>
          <table:table-cell table:style-name="ce3" office:value-type="float" office:value="19099.8517148115" calcext:value-type="float">
            <text:p>19099.85</text:p>
          </table:table-cell>
          <table:table-cell table:style-name="ce3" office:value-type="float" office:value="20727.8899694383" calcext:value-type="float">
            <text:p>20727.89</text:p>
          </table:table-cell>
          <table:table-cell table:style-name="ce3" office:value-type="float" office:value="20729.783927124" calcext:value-type="float">
            <text:p>20729.78</text:p>
          </table:table-cell>
          <table:table-cell table:style-name="ce3" office:value-type="float" office:value="21751.8338392809" calcext:value-type="float">
            <text:p>21751.83</text:p>
          </table:table-cell>
          <table:table-cell table:style-name="ce3" office:value-type="float" office:value="23038.8080197669" calcext:value-type="float">
            <text:p>23038.81</text:p>
          </table:table-cell>
          <table:table-cell table:style-name="ce3" office:value-type="float" office:value="23275.2318574574" calcext:value-type="float">
            <text:p>23275.23</text:p>
          </table:table-cell>
          <table:table-cell table:style-name="ce3" office:value-type="float" office:value="24556.7153473909" calcext:value-type="float">
            <text:p>24556.72</text:p>
          </table:table-cell>
          <table:table-cell table:style-name="ce3" office:value-type="float" office:value="25699.7504973846" calcext:value-type="float">
            <text:p>25699.75</text:p>
          </table:table-cell>
          <table:table-cell table:style-name="ce3" office:value-type="float" office:value="26806.5952452257" calcext:value-type="float">
            <text:p>26806.60</text:p>
          </table:table-cell>
          <table:table-cell table:style-name="ce3" office:value-type="float" office:value="27947.6376911698" calcext:value-type="float">
            <text:p>27947.64</text:p>
          </table:table-cell>
          <table:table-cell table:style-name="ce3" office:value-type="float" office:value="29501.1204204706" calcext:value-type="float">
            <text:p>29501.12</text:p>
          </table:table-cell>
          <table:table-cell table:style-name="ce3" office:value-type="float" office:value="31913.0746552476" calcext:value-type="float">
            <text:p>31913.07</text:p>
          </table:table-cell>
          <table:table-cell table:style-name="ce3" office:value-type="float" office:value="33514.9417935891" calcext:value-type="float">
            <text:p>33514.94</text:p>
          </table:table-cell>
          <table:table-cell table:style-name="ce3" office:value-type="float" office:value="33274.3476562091" calcext:value-type="float">
            <text:p>33274.35</text:p>
          </table:table-cell>
          <table:table-cell table:style-name="ce3" office:value-type="float" office:value="36752.5154278913" calcext:value-type="float">
            <text:p>36752.52</text:p>
          </table:table-cell>
        </table:table-row>
        <table:table-row table:style-name="ro1">
          <table:table-cell table:style-name="ce1" office:value-type="string" calcext:value-type="string">
            <text:p>Moldova</text:p>
          </table:table-cell>
          <table:table-cell table:style-name="ce3" table:number-columns-repeated="5"/>
          <table:table-cell table:style-name="ce3" office:value-type="float" office:value="3182.80405730979" calcext:value-type="float">
            <text:p>3182.80</text:p>
          </table:table-cell>
          <table:table-cell table:style-name="ce3" office:value-type="float" office:value="3056.71480827129" calcext:value-type="float">
            <text:p>3056.71</text:p>
          </table:table-cell>
          <table:table-cell table:style-name="ce3" office:value-type="float" office:value="3172.351126026" calcext:value-type="float">
            <text:p>3172.35</text:p>
          </table:table-cell>
          <table:table-cell table:style-name="ce3" office:value-type="float" office:value="2999.3905211254" calcext:value-type="float">
            <text:p>2999.39</text:p>
          </table:table-cell>
          <table:table-cell table:style-name="ce3" office:value-type="float" office:value="2943.82698740593" calcext:value-type="float">
            <text:p>2943.83</text:p>
          </table:table-cell>
          <table:table-cell table:style-name="ce3" office:value-type="float" office:value="3080.23176765558" calcext:value-type="float">
            <text:p>3080.23</text:p>
          </table:table-cell>
          <table:table-cell table:style-name="ce3" office:value-type="float" office:value="3349.23659508953" calcext:value-type="float">
            <text:p>3349.24</text:p>
          </table:table-cell>
          <table:table-cell table:style-name="ce3" office:value-type="float" office:value="3675.24880496015" calcext:value-type="float">
            <text:p>3675.25</text:p>
          </table:table-cell>
          <table:table-cell table:style-name="ce3" office:value-type="float" office:value="4006.40274232018" calcext:value-type="float">
            <text:p>4006.40</text:p>
          </table:table-cell>
          <table:table-cell table:style-name="ce3" office:value-type="float" office:value="4429.33025821331" calcext:value-type="float">
            <text:p>4429.33</text:p>
          </table:table-cell>
          <table:table-cell table:style-name="ce3" office:value-type="float" office:value="4922.80700752372" calcext:value-type="float">
            <text:p>4922.81</text:p>
          </table:table-cell>
          <table:table-cell table:style-name="ce3" office:value-type="float" office:value="5333.09218495854" calcext:value-type="float">
            <text:p>5333.09</text:p>
          </table:table-cell>
          <table:table-cell table:style-name="ce3" office:value-type="float" office:value="5654.62471227751" calcext:value-type="float">
            <text:p>5654.62</text:p>
          </table:table-cell>
          <table:table-cell table:style-name="ce3" office:value-type="float" office:value="6224.43491720594" calcext:value-type="float">
            <text:p>6224.43</text:p>
          </table:table-cell>
          <table:table-cell table:style-name="ce3" office:value-type="float" office:value="5895.90868478943" calcext:value-type="float">
            <text:p>5895.91</text:p>
          </table:table-cell>
          <table:table-cell table:style-name="ce3" office:value-type="float" office:value="6396.79040881091" calcext:value-type="float">
            <text:p>6396.79</text:p>
          </table:table-cell>
          <table:table-cell table:style-name="ce3" office:value-type="float" office:value="6913.60226425201" calcext:value-type="float">
            <text:p>6913.60</text:p>
          </table:table-cell>
          <table:table-cell table:style-name="ce3" office:value-type="float" office:value="7363.16231031157" calcext:value-type="float">
            <text:p>7363.16</text:p>
          </table:table-cell>
          <table:table-cell table:style-name="ce3" office:value-type="float" office:value="8381.67181344521" calcext:value-type="float">
            <text:p>8381.67</text:p>
          </table:table-cell>
          <table:table-cell table:style-name="ce3" office:value-type="float" office:value="8827.05412911587" calcext:value-type="float">
            <text:p>8827.05</text:p>
          </table:table-cell>
          <table:table-cell table:style-name="ce3" office:value-type="float" office:value="9254.8486326322" calcext:value-type="float">
            <text:p>9254.85</text:p>
          </table:table-cell>
          <table:table-cell table:style-name="ce3" office:value-type="float" office:value="10610.4778174971" calcext:value-type="float">
            <text:p>10610.48</text:p>
          </table:table-cell>
          <table:table-cell table:style-name="ce3" office:value-type="float" office:value="11651.3174467707" calcext:value-type="float">
            <text:p>11651.32</text:p>
          </table:table-cell>
          <table:table-cell table:style-name="ce3" office:value-type="float" office:value="12658.5037557636" calcext:value-type="float">
            <text:p>12658.50</text:p>
          </table:table-cell>
          <table:table-cell table:style-name="ce3" office:value-type="float" office:value="13576.2947361716" calcext:value-type="float">
            <text:p>13576.29</text:p>
          </table:table-cell>
          <table:table-cell table:style-name="ce3" office:value-type="float" office:value="12941.8927818422" calcext:value-type="float">
            <text:p>12941.89</text:p>
          </table:table-cell>
          <table:table-cell table:style-name="ce3" office:value-type="float" office:value="15637.2403720663" calcext:value-type="float">
            <text:p>15637.24</text:p>
          </table:table-cell>
        </table:table-row>
        <table:table-row table:style-name="ro1">
          <table:table-cell table:style-name="ce1" office:value-type="string" calcext:value-type="string">
            <text:p>Ukraine</text:p>
          </table:table-cell>
          <table:table-cell table:style-name="ce3" office:value-type="float" office:value="7613.64453125" calcext:value-type="float">
            <text:p>7613.64</text:p>
          </table:table-cell>
          <table:table-cell table:style-name="ce3" office:value-type="float" office:value="7171.25537109375" calcext:value-type="float">
            <text:p>7171.26</text:p>
          </table:table-cell>
          <table:table-cell table:style-name="ce3" office:value-type="float" office:value="6589.552734375" calcext:value-type="float">
            <text:p>6589.55</text:p>
          </table:table-cell>
          <table:table-cell table:style-name="ce3" office:value-type="float" office:value="5784.65673828125" calcext:value-type="float">
            <text:p>5784.66</text:p>
          </table:table-cell>
          <table:table-cell table:style-name="ce3" office:value-type="float" office:value="4577.8271484375" calcext:value-type="float">
            <text:p>4577.83</text:p>
          </table:table-cell>
          <table:table-cell table:style-name="ce3" office:value-type="float" office:value="4136.16357421875" calcext:value-type="float">
            <text:p>4136.16</text:p>
          </table:table-cell>
          <table:table-cell table:style-name="ce3" office:value-type="float" office:value="3824.48657226563" calcext:value-type="float">
            <text:p>3824.49</text:p>
          </table:table-cell>
          <table:table-cell table:style-name="ce3" office:value-type="float" office:value="3808.27319335938" calcext:value-type="float">
            <text:p>3808.27</text:p>
          </table:table-cell>
          <table:table-cell table:style-name="ce3" office:value-type="float" office:value="3811.8759765625" calcext:value-type="float">
            <text:p>3811.88</text:p>
          </table:table-cell>
          <table:table-cell table:style-name="ce3" office:value-type="float" office:value="3894.40380859375" calcext:value-type="float">
            <text:p>3894.40</text:p>
          </table:table-cell>
          <table:table-cell table:style-name="ce3" office:value-type="float" office:value="4260.27685546875" calcext:value-type="float">
            <text:p>4260.28</text:p>
          </table:table-cell>
          <table:table-cell table:style-name="ce3" office:value-type="float" office:value="4789.681640625" calcext:value-type="float">
            <text:p>4789.68</text:p>
          </table:table-cell>
          <table:table-cell table:style-name="ce3" office:value-type="float" office:value="5172.96044921875" calcext:value-type="float">
            <text:p>5172.96</text:p>
          </table:table-cell>
          <table:table-cell table:style-name="ce3" office:value-type="float" office:value="5824.12451171875" calcext:value-type="float">
            <text:p>5824.12</text:p>
          </table:table-cell>
          <table:table-cell table:style-name="ce3" office:value-type="float" office:value="6736.79541015625" calcext:value-type="float">
            <text:p>6736.80</text:p>
          </table:table-cell>
          <table:table-cell table:style-name="ce3" office:value-type="float" office:value="7214.11181640625" calcext:value-type="float">
            <text:p>7214.11</text:p>
          </table:table-cell>
          <table:table-cell table:style-name="ce3" office:value-type="float" office:value="8054.0400390625" calcext:value-type="float">
            <text:p>8054.04</text:p>
          </table:table-cell>
          <table:table-cell table:style-name="ce3" office:value-type="float" office:value="9004.8798828125" calcext:value-type="float">
            <text:p>9004.88</text:p>
          </table:table-cell>
          <table:table-cell table:style-name="ce3" office:value-type="float" office:value="9434.435546875" calcext:value-type="float">
            <text:p>9434.44</text:p>
          </table:table-cell>
          <table:table-cell table:style-name="ce3" office:value-type="float" office:value="8093.5556640625" calcext:value-type="float">
            <text:p>8093.56</text:p>
          </table:table-cell>
          <table:table-cell table:style-name="ce3" office:value-type="float" office:value="8559.9296875" calcext:value-type="float">
            <text:p>8559.93</text:p>
          </table:table-cell>
          <table:table-cell table:style-name="ce3" office:value-type="float" office:value="9246.76953125" calcext:value-type="float">
            <text:p>9246.77</text:p>
          </table:table-cell>
          <table:table-cell table:style-name="ce3" office:value-type="float" office:value="9705.3583984375" calcext:value-type="float">
            <text:p>9705.36</text:p>
          </table:table-cell>
          <table:table-cell table:style-name="ce3" office:value-type="float" office:value="11111.0517578125" calcext:value-type="float">
            <text:p>11111.05</text:p>
          </table:table-cell>
          <table:table-cell table:style-name="ce3" office:value-type="float" office:value="10743.5859375" calcext:value-type="float">
            <text:p>10743.59</text:p>
          </table:table-cell>
          <table:table-cell table:style-name="ce3" office:value-type="float" office:value="10164.3271484375" calcext:value-type="float">
            <text:p>10164.33</text:p>
          </table:table-cell>
          <table:table-cell table:style-name="ce3" office:value-type="float" office:value="11148.1962890625" calcext:value-type="float">
            <text:p>11148.20</text:p>
          </table:table-cell>
          <table:table-cell table:style-name="ce3" office:value-type="float" office:value="11860.560546875" calcext:value-type="float">
            <text:p>11860.56</text:p>
          </table:table-cell>
          <table:table-cell table:style-name="ce3" office:value-type="float" office:value="12631.6572265625" calcext:value-type="float">
            <text:p>12631.66</text:p>
          </table:table-cell>
          <table:table-cell table:style-name="ce3" office:value-type="float" office:value="13345.3828125" calcext:value-type="float">
            <text:p>13345.38</text:p>
          </table:table-cell>
          <table:table-cell table:style-name="ce3" office:value-type="float" office:value="13087.3095703125" calcext:value-type="float">
            <text:p>13087.31</text:p>
          </table:table-cell>
          <table:table-cell table:style-name="ce3" office:value-type="float" office:value="14219.7900390625" calcext:value-type="float">
            <text:p>14219.79</text:p>
          </table:table-cell>
        </table:table-row>
        <table:table-row table:style-name="ro1">
          <table:table-cell table:style-name="ce1" office:value-type="string" calcext:value-type="string">
            <text:p>Romania</text:p>
          </table:table-cell>
          <table:table-cell table:style-name="ce3" office:value-type="float" office:value="5277.48212369659" calcext:value-type="float">
            <text:p>5277.48</text:p>
          </table:table-cell>
          <table:table-cell table:style-name="ce3" office:value-type="float" office:value="4792.5950204451" calcext:value-type="float">
            <text:p>4792.60</text:p>
          </table:table-cell>
          <table:table-cell table:style-name="ce4" office:value-type="float" office:value="4512.64721130092" calcext:value-type="float">
            <text:p>4512.65</text:p>
          </table:table-cell>
          <table:table-cell table:style-name="ce3" office:value-type="float" office:value="4696.62669073921" calcext:value-type="float">
            <text:p>4696.63</text:p>
          </table:table-cell>
          <table:table-cell table:style-name="ce3" office:value-type="float" office:value="4992.78489136616" calcext:value-type="float">
            <text:p>4992.78</text:p>
          </table:table-cell>
          <table:table-cell table:style-name="ce3" office:value-type="float" office:value="5426.19766996711" calcext:value-type="float">
            <text:p>5426.20</text:p>
          </table:table-cell>
          <table:table-cell table:style-name="ce3" office:value-type="float" office:value="5743.96197468127" calcext:value-type="float">
            <text:p>5743.96</text:p>
          </table:table-cell>
          <table:table-cell table:style-name="ce3" office:value-type="float" office:value="5564.09450981763" calcext:value-type="float">
            <text:p>5564.09</text:p>
          </table:table-cell>
          <table:table-cell table:style-name="ce3" office:value-type="float" office:value="5544.30857190463" calcext:value-type="float">
            <text:p>5544.31</text:p>
          </table:table-cell>
          <table:table-cell table:style-name="ce3" office:value-type="float" office:value="5596.47248867696" calcext:value-type="float">
            <text:p>5596.47</text:p>
          </table:table-cell>
          <table:table-cell table:style-name="ce3" office:value-type="float" office:value="5848.08495477489" calcext:value-type="float">
            <text:p>5848.08</text:p>
          </table:table-cell>
          <table:table-cell table:style-name="ce3" office:value-type="float" office:value="6518.67529177843" calcext:value-type="float">
            <text:p>6518.68</text:p>
          </table:table-cell>
          <table:table-cell table:style-name="ce3" office:value-type="float" office:value="7162.36577844649" calcext:value-type="float">
            <text:p>7162.37</text:p>
          </table:table-cell>
          <table:table-cell table:style-name="ce3" office:value-type="float" office:value="7559.97534934003" calcext:value-type="float">
            <text:p>7559.98</text:p>
          </table:table-cell>
          <table:table-cell table:style-name="ce3" office:value-type="float" office:value="8990.32564986372" calcext:value-type="float">
            <text:p>8990.33</text:p>
          </table:table-cell>
          <table:table-cell table:style-name="ce3" office:value-type="float" office:value="9602.10475909396" calcext:value-type="float">
            <text:p>9602.10</text:p>
          </table:table-cell>
          <table:table-cell table:style-name="ce3" office:value-type="float" office:value="11556.6242467632" calcext:value-type="float">
            <text:p>11556.62</text:p>
          </table:table-cell>
          <table:table-cell table:style-name="ce3" office:value-type="float" office:value="13700.0935664487" calcext:value-type="float">
            <text:p>13700.09</text:p>
          </table:table-cell>
          <table:table-cell table:style-name="ce3" office:value-type="float" office:value="16782.22907266" calcext:value-type="float">
            <text:p>16782.23</text:p>
          </table:table-cell>
          <table:table-cell table:style-name="ce3" office:value-type="float" office:value="16631.8581907197" calcext:value-type="float">
            <text:p>16631.86</text:p>
          </table:table-cell>
          <table:table-cell table:style-name="ce3" office:value-type="float" office:value="16976.2590867185" calcext:value-type="float">
            <text:p>16976.26</text:p>
          </table:table-cell>
          <table:table-cell table:style-name="ce3" office:value-type="float" office:value="17896.2758641785" calcext:value-type="float">
            <text:p>17896.28</text:p>
          </table:table-cell>
          <table:table-cell table:style-name="ce3" office:value-type="float" office:value="18869.5689682481" calcext:value-type="float">
            <text:p>18869.57</text:p>
          </table:table-cell>
          <table:table-cell table:style-name="ce3" office:value-type="float" office:value="19781.9257079992" calcext:value-type="float">
            <text:p>19781.93</text:p>
          </table:table-cell>
          <table:table-cell table:style-name="ce3" office:value-type="float" office:value="20657.6732894791" calcext:value-type="float">
            <text:p>20657.67</text:p>
          </table:table-cell>
          <table:table-cell table:style-name="ce3" office:value-type="float" office:value="21605.8356153117" calcext:value-type="float">
            <text:p>21605.84</text:p>
          </table:table-cell>
          <table:table-cell table:style-name="ce3" office:value-type="float" office:value="24271.4700174562" calcext:value-type="float">
            <text:p>24271.47</text:p>
          </table:table-cell>
          <table:table-cell table:style-name="ce3" office:value-type="float" office:value="27141.9009335846" calcext:value-type="float">
            <text:p>27141.90</text:p>
          </table:table-cell>
          <table:table-cell table:style-name="ce3" office:value-type="float" office:value="29342.0411489328" calcext:value-type="float">
            <text:p>29342.04</text:p>
          </table:table-cell>
          <table:table-cell table:style-name="ce3" office:value-type="float" office:value="31867.2631876811" calcext:value-type="float">
            <text:p>31867.26</text:p>
          </table:table-cell>
          <table:table-cell table:style-name="ce3" office:value-type="float" office:value="32202.2086556273" calcext:value-type="float">
            <text:p>32202.21</text:p>
          </table:table-cell>
          <table:table-cell table:style-name="ce3" office:value-type="float" office:value="35413.9905779938" calcext:value-type="float">
            <text:p>35413.99</text:p>
          </table:table-cell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4"/>
          <table:table-cell table:style-name="ce5"/>
          <table:table-cell table:number-columns-repeated="28"/>
        </table:table-row>
        <table:table-row table:style-name="ro1" table:number-rows-repeated="1048545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44"/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DP_5f_PCAP" style:display-name="PageStyle_GDP_PCAP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2-12-09T15:59:11</meta:creation-date>
    <dc:date>2022-12-09T18:41:34.681293555</dc:date>
    <meta:generator>LibreOffice/7.3.7.2$Linux_X86_64 LibreOffice_project/30$Build-2</meta:generator>
    <meta:editing-duration>PT13M25S</meta:editing-duration>
    <meta:editing-cycles>1</meta:editing-cycles>
    <meta:document-statistic meta:table-count="1" meta:cell-count="574" meta:object-count="0"/>
    <meta:user-defined meta:name="AppVersion">16.0300</meta:user-defined>
  </office:meta>
</office:document-meta>
</file>